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rvival Guide for Coordinate Transforms</text:p>
      <text:p text:style-name="P2">Wyatt Newman</text:p>
      <text:p text:style-name="P2">February, 2015</text:p>
      <text:p text:style-name="Standard"/>
      <text:p text:style-name="Standard"><text:span text:style-name="T1">Defining coordinate frames:</text:span> A “frame” is defined by a point in 3-D space, <text:span text:style-name="T1">p</text:span>, that is the frame's origin, and three vectors: <text:span text:style-name="T1">n</text:span>,<text:span text:style-name="T1"> t</text:span> and <text:span text:style-name="T1">b </text:span><text:span text:style-name="T2">(which define the local x, y and z axes, respectively).</text:span> <text:s/>The axis vectors are normalized (have unit length), and they form a right-hand triad, such that <text:span text:style-name="T1">n</text:span> crossed into <text:span text:style-name="T1">t </text:span>equals <text:span text:style-name="T1">b: </text:span><text:span text:style-name="T1"><draw:frame draw:style-name="fr2" draw:name="Object11" text:anchor-type="as-char" svg:y="-0.377cm" svg:width="1.55cm" svg:height="0.467cm" draw:z-index="3"><draw:object xlink:href="./Object 11" xlink:type="simple" xlink:show="embed" xlink:actuate="onLoad"/><draw:image xlink:href="./ObjectReplacements/Object 11" xlink:type="simple" xlink:show="embed" xlink:actuate="onLoad"/></draw:frame></text:span><text:span text:style-name="T1"> <text:s/></text:span><text:span text:style-name="T2">These three directional axes can be stacked side-by-side as column vectors, comprising a 3x3 matrix, </text:span><text:span text:style-name="T1">R</text:span><text:span text:style-name="T2">.</text:span></text:p>
      <text:p text:style-name="P1"><draw:frame draw:style-name="fr1" draw:name="Object1" text:anchor-type="as-char" svg:y="-1.032cm" svg:width="4.267cm" svg:height="1.879cm" draw:z-index="0"><draw:object xlink:href="./Object 1" xlink:type="simple" xlink:show="embed" xlink:actuate="onLoad"/><draw:image xlink:href="./ObjectReplacements/Object 1" xlink:type="simple" xlink:show="embed" xlink:actuate="onLoad"/></draw:frame></text:p>
      <text:p text:style-name="P1"/>
      <text:p text:style-name="P1">We can include the origin vector as well to define a 3x4 matrix as:</text:p>
      <text:p text:style-name="P1"><draw:frame draw:style-name="fr1" draw:name="Object2" text:anchor-type="as-char" svg:y="-1.032cm" svg:width="5.408cm" svg:height="1.879cm" draw:z-index="1"><draw:object xlink:href="./Object 2" xlink:type="simple" xlink:show="embed" xlink:actuate="onLoad"/><draw:image xlink:href="./ObjectReplacements/Object 2" xlink:type="simple" xlink:show="embed" xlink:actuate="onLoad"/></draw:frame></text:p>
      <text:p text:style-name="P1"/>
      <text:p text:style-name="P1">A useful trick to simplify mathematical operations is to define an augmented matrix, converting the above 3x4 matrix in to a square 4x4 matrix by adding a fourth row consisting of [ 0 0 0 1]. <text:s/>This augmented matrix is a 4x4, which we will refer to as a “<text:span text:style-name="T1">T</text:span>” matrix: </text:p>
      <text:p text:style-name="P1"/>
      <text:p text:style-name="P1"><draw:frame draw:style-name="fr1" draw:name="Object3" text:anchor-type="as-char" svg:y="-1.342cm" svg:width="3.776cm" svg:height="2.436cm" draw:z-index="12"><draw:object xlink:href="./Object 3" xlink:type="simple" xlink:show="embed" xlink:actuate="onLoad"/><draw:image xlink:href="./ObjectReplacements/Object 3" xlink:type="simple" xlink:show="embed" xlink:actuate="onLoad"/><svg:desc>formula</svg:desc></draw:frame></text:p>
      <text:p text:style-name="P1"/>
      <text:p text:style-name="P1">Conveniently, matrices constructed as above (consistent with valid frame specifications) are always invertible. <text:s/>Further, computation of the inverse of a <text:span text:style-name="T1">T </text:span>matrix is efficient.</text:p>
      <text:p text:style-name="P1"/>
      <text:p text:style-name="P1">Abstractly, one can refer to an origin and a set of orientation axes (vectors) without having to specify numerical values. <text:s/>However, to perform computations, numerical values are required—and this requires further definitions. <text:s/>Specifically, when numerical values are given, one must define the coordinate system in which the values are measured. <text:s/>For example, to specify the origin of frame “B” (i.e. point “<text:span text:style-name="T1">p</text:span>”) with respect to frame “A”, we can measure <draw:frame draw:style-name="fr2" draw:name="Object4" text:anchor-type="as-char" svg:y="-0.377cm" svg:width="0.605cm" svg:height="0.531cm" draw:z-index="6"><draw:object xlink:href="./Object 4" xlink:type="simple" xlink:show="embed" xlink:actuate="onLoad"/><draw:image xlink:href="./ObjectReplacements/Object 4" xlink:type="simple" xlink:show="embed" xlink:actuate="onLoad"/><svg:desc>formula</svg:desc></draw:frame>along the x axis of frame “A”, measure <draw:frame draw:style-name="fr2" draw:name="Object5" text:anchor-type="as-char" svg:y="-0.377cm" svg:width="0.626cm" svg:height="0.533cm" draw:z-index="7"><draw:object xlink:href="./Object 5" xlink:type="simple" xlink:show="embed" xlink:actuate="onLoad"/><draw:image xlink:href="./ObjectReplacements/Object 5" xlink:type="simple" xlink:show="embed" xlink:actuate="onLoad"/><svg:desc>formula</svg:desc></draw:frame>along the y axis of frame “A”, and <draw:frame draw:style-name="fr2" draw:name="Object6" text:anchor-type="as-char" svg:y="-0.377cm" svg:width="0.589cm" svg:height="0.533cm" draw:z-index="8"><draw:object xlink:href="./Object 6" xlink:type="simple" xlink:show="embed" xlink:actuate="onLoad"/><draw:image xlink:href="./ObjectReplacements/Object 6" xlink:type="simple" xlink:show="embed" xlink:actuate="onLoad"/><svg:desc>formula</svg:desc></draw:frame>along the z axis of frame A. <text:s/>These can be referred to explicitly as <draw:frame draw:style-name="fr2" draw:name="Object8" text:anchor-type="as-char" svg:y="-0.377cm" svg:width="0.91cm" svg:height="0.531cm" draw:z-index="9"><draw:object xlink:href="./Object 8" xlink:type="simple" xlink:show="embed" xlink:actuate="onLoad"/><draw:image xlink:href="./ObjectReplacements/Object 8" xlink:type="simple" xlink:show="embed" xlink:actuate="onLoad"/><svg:desc>formula</svg:desc></draw:frame>, <draw:frame draw:style-name="fr2" draw:name="Object9" text:anchor-type="as-char" svg:y="-0.377cm" svg:width="0.931cm" svg:height="0.533cm" draw:z-index="10"><draw:object xlink:href="./Object 9" xlink:type="simple" xlink:show="embed" xlink:actuate="onLoad"/><draw:image xlink:href="./ObjectReplacements/Object 9" xlink:type="simple" xlink:show="embed" xlink:actuate="onLoad"/><svg:desc>formula</svg:desc></draw:frame>and <draw:frame draw:style-name="fr2" draw:name="Object10" text:anchor-type="as-char" svg:y="-0.377cm" svg:width="0.894cm" svg:height="0.533cm" draw:z-index="11"><draw:object xlink:href="./Object 10" xlink:type="simple" xlink:show="embed" xlink:actuate="onLoad"/><draw:image xlink:href="./ObjectReplacements/Object 10" xlink:type="simple" xlink:show="embed" xlink:actuate="onLoad"/><svg:desc>formula</svg:desc></draw:frame>, respectively. <text:s/>If we had provided coordinates for the origin of frame B from any other viewpoint, the numerical values of the components of <text:span text:style-name="T1">p</text:span> would be different.</text:p>
      <text:p text:style-name="P1"/>
      <text:p text:style-name="P1">Similarly, we can describe the components of frame-B's <text:span text:style-name="T1">n</text:span> axis (similarly, <text:span text:style-name="T1">t </text:span>and <text:span text:style-name="T1">b </text:span>axes) with respect to frame A by measuring the x, y and z components along the respective axes of frame A. <text:s/>We can then state the position and orientation of frame B with respect to frame A as:</text:p>
      <text:p text:style-name="P1"><text:soft-page-break/><draw:frame draw:style-name="fr1" draw:name="Object7" text:anchor-type="as-char" svg:y="-1.342cm" svg:width="6.537cm" svg:height="2.436cm" draw:z-index="2"><draw:object xlink:href="./Object 7" xlink:type="simple" xlink:show="embed" xlink:actuate="onLoad"/><draw:image xlink:href="./ObjectReplacements/Object 7" xlink:type="simple" xlink:show="embed" xlink:actuate="onLoad"/></draw:frame></text:p>
      <text:p text:style-name="P1"/>
      <text:p text:style-name="P1">We can refer to the above matrix as “frame B with respect to frame A.” <text:s/></text:p>
      <text:p text:style-name="P1"/>
      <text:p text:style-name="P1">Having labelled frames “A” and “B”, providing values for the elements of <draw:frame draw:style-name="fr2" draw:name="Object18" text:anchor-type="as-char" svg:y="-0.437cm" svg:width="0.878cm" svg:height="0.593cm" draw:z-index="13"><draw:object xlink:href="./Object 18" xlink:type="simple" xlink:show="embed" xlink:actuate="onLoad"/><draw:image xlink:href="./ObjectReplacements/Object 18" xlink:type="simple" xlink:show="embed" xlink:actuate="onLoad"/><svg:desc>formula</svg:desc></draw:frame>fully specifies the position and orientation of frame B with respect to frame A.</text:p>
      <text:p text:style-name="P1"/>
      <text:p text:style-name="P1"><text:span text:style-name="T1">Coordinate-frame transformations</text:span>: <text:s/>In addition to providing a means to explicitly declare the position and orientation of a frame (with respect to some named frame, e.g. frame B with respect to frame A), <text:span text:style-name="T1">T</text:span> matrices can also be interpreted as operators. <text:s/>For example, if we know the position and orientation of frame C with respect to frame B, i.e. <draw:frame draw:style-name="fr2" draw:name="Object12" text:anchor-type="as-char" svg:y="-0.437cm" svg:width="0.868cm" svg:height="0.591cm" draw:z-index="14"><draw:object xlink:href="./Object 12" xlink:type="simple" xlink:show="embed" xlink:actuate="onLoad"/><draw:image xlink:href="./ObjectReplacements/Object 12" xlink:type="simple" xlink:show="embed" xlink:actuate="onLoad"/></draw:frame>, and if we also know the position and orientation of frame B with respect to frame A, <draw:frame draw:style-name="fr2" draw:name="Object13" text:anchor-type="as-char" svg:y="-0.437cm" svg:width="0.877cm" svg:height="0.591cm" draw:z-index="15"><draw:object xlink:href="./Object 13" xlink:type="simple" xlink:show="embed" xlink:actuate="onLoad"/><draw:image xlink:href="./ObjectReplacements/Object 13" xlink:type="simple" xlink:show="embed" xlink:actuate="onLoad"/></draw:frame>, then we can compute the position and orientation of frame C with respect to frame A as follows:</text:p>
      <text:p text:style-name="P1"><draw:frame draw:style-name="fr2" draw:name="Object14" text:anchor-type="as-char" svg:y="-0.437cm" svg:width="2.561cm" svg:height="0.591cm" draw:z-index="4"><draw:object xlink:href="./Object 14" xlink:type="simple" xlink:show="embed" xlink:actuate="onLoad"/><draw:image xlink:href="./ObjectReplacements/Object 14" xlink:type="simple" xlink:show="embed" xlink:actuate="onLoad"/></draw:frame></text:p>
      <text:p text:style-name="P1">That is, a simple matrix multiplication yields the desired transform. <text:s/>This process can be extended, e.g.:</text:p>
      <text:p text:style-name="P1"><draw:frame draw:style-name="fr2" draw:name="Object15" text:anchor-type="as-char" svg:y="-0.437cm" svg:width="4.789cm" svg:height="0.593cm" draw:z-index="5"><draw:object xlink:href="./Object 15" xlink:type="simple" xlink:show="embed" xlink:actuate="onLoad"/><draw:image xlink:href="./ObjectReplacements/Object 15" xlink:type="simple" xlink:show="embed" xlink:actuate="onLoad"/><svg:desc>formula</svg:desc></draw:frame></text:p>
      <text:p text:style-name="P1"/>
      <text:p text:style-name="P1">In the above, the 4x4 on the left-hand side can be interpreted column by column. <text:s/>For example, the fourth column (rows 1 through 3), are the coordinates of the origin of frame “F” as measured with respect to frame “A.”</text:p>
      <text:p text:style-name="P1"/>
      <text:p text:style-name="P1">By using the notation of prefix superscripts and post subscripts, there is a visual mnemonic to aid logical compatibility. <text:s/>The super and sub-scripts act like “Lego” blocks, such that a subscript of a leading <text:span text:style-name="T1">T</text:span> matrix must match the pre-superscript of the trailing <text:span text:style-name="T1">T</text:span> matrix. <text:s/>Following this convention help to keep transform operations consistent.</text:p>
      <text:p text:style-name="P1"/>
      <text:p text:style-name="P4">Coordinate transforms for navigation on a plane: <text:s/><text:span text:style-name="T2">To define “where” our robot is with respect to the world, we need to define a “robot” frame and a “map” frame. <text:s/>We define the robot frame as a reference frame on (attached to) our mobile robot, defined to have an origin between the drive wheels, projected down to floor level. <text:s/>The x axis of the robot frame is forward, the y axis is to the left, and the z axis is straight up. <text:s/></text:span></text:p>
      <text:p text:style-name="P4"><text:span text:style-name="T2"/></text:p>
      <text:p text:style-name="P4"><text:span text:style-name="T2">We will also define a “map” frame. <text:s/>Given a map, we define an origin and x and y axes on the map (independent of the robot). We can specify where our robot is in the map frame by specifying (x,y) coordinates of the robot's origin (as measured from the map origin, along the map x and y axes) and robot heading (a rotation about z of the robot's x axis relative to the map's x axis). <text:s/>Although only 3 values are required (x, y and heading), we can use the more general (6-D) pose specification by filling in values of: </text:span><draw:frame draw:style-name="fr2" draw:name="Object19" text:anchor-type="as-char" svg:y="-0.437cm" svg:width="1.533cm" svg:height="0.593cm" draw:z-index="16"><draw:object xlink:href="./Object 19" xlink:type="simple" xlink:show="embed" xlink:actuate="onLoad"/><draw:image xlink:href="./ObjectReplacements/Object 19" xlink:type="simple" xlink:show="embed" xlink:actuate="onLoad"/></draw:frame>. <text:span text:style-name="T2"><text:s/></text:span></text:p>
      <text:p text:style-name="P4"/>
      <text:p text:style-name="P4"><text:span text:style-name="T2">For </text:span>T <text:span text:style-name="T2">matrices restricted to motion on a plane, 10 of the 16 components are always the same:</text:span></text:p>
      <text:p text:style-name="P4"><text:span text:style-name="T2"/></text:p>
      <text:p text:style-name="P4"><text:soft-page-break/><text:span text:style-name="T2"><draw:frame draw:style-name="fr2" draw:name="Object20" text:anchor-type="as-char" svg:y="-1.307cm" svg:width="6.315cm" svg:height="2.364cm" draw:z-index="17"><draw:object xlink:href="./Object 20" xlink:type="simple" xlink:show="embed" xlink:actuate="onLoad"/><draw:image xlink:href="./ObjectReplacements/Object 20" xlink:type="simple" xlink:show="embed" xlink:actuate="onLoad"/><svg:desc>formula</svg:desc></draw:frame></text:span></text:p>
      <text:p text:style-name="P4"><text:span text:style-name="T2"/></text:p>
      <text:p text:style-name="P4"><text:span text:style-name="T2">In fact, the above representation contains redundancy. <text:s/>E.g., given </text:span><text:span text:style-name="T2"><draw:frame draw:style-name="fr2" draw:name="Object21" text:anchor-type="as-char" svg:y="-0.377cm" svg:width="1.115cm" svg:height="0.531cm" draw:z-index="18"><draw:object xlink:href="./Object 21" xlink:type="simple" xlink:show="embed" xlink:actuate="onLoad"/><draw:image xlink:href="./ObjectReplacements/Object 21" xlink:type="simple" xlink:show="embed" xlink:actuate="onLoad"/></draw:frame></text:span><text:span text:style-name="T2">and </text:span><text:span text:style-name="T2"><draw:frame draw:style-name="fr2" draw:name="Object22" text:anchor-type="as-char" svg:y="-0.377cm" svg:width="1.136cm" svg:height="0.533cm" draw:z-index="19"><draw:object xlink:href="./Object 22" xlink:type="simple" xlink:show="embed" xlink:actuate="onLoad"/><draw:image xlink:href="./ObjectReplacements/Object 22" xlink:type="simple" xlink:show="embed" xlink:actuate="onLoad"/><svg:desc>formula</svg:desc></draw:frame></text:span><text:span text:style-name="T2">we can deduce the heading as </text:span><text:span text:style-name="T2"><draw:frame draw:style-name="fr2" draw:name="Object23" text:anchor-type="as-char" svg:y="-0.386cm" svg:width="4.242cm" svg:height="0.54cm" draw:z-index="20"><draw:object xlink:href="./Object 23" xlink:type="simple" xlink:show="embed" xlink:actuate="onLoad"/><draw:image xlink:href="./ObjectReplacements/Object 23" xlink:type="simple" xlink:show="embed" xlink:actuate="onLoad"/></draw:frame></text:span><text:span text:style-name="T2">. <text:s/>The values of </text:span><text:span text:style-name="T2"><draw:frame draw:style-name="fr2" draw:name="Object24" text:anchor-type="as-char" svg:y="-0.377cm" svg:width="1.044cm" svg:height="0.533cm" draw:z-index="21"><draw:object xlink:href="./Object 24" xlink:type="simple" xlink:show="embed" xlink:actuate="onLoad"/><draw:image xlink:href="./ObjectReplacements/Object 24" xlink:type="simple" xlink:show="embed" xlink:actuate="onLoad"/><svg:desc>formula</svg:desc></draw:frame></text:span><text:span text:style-name="T2">and </text:span><text:span text:style-name="T2"><draw:frame draw:style-name="fr2" draw:name="Object25" text:anchor-type="as-char" svg:y="-0.377cm" svg:width="1.064cm" svg:height="0.533cm" draw:z-index="22"><draw:object xlink:href="./Object 25" xlink:type="simple" xlink:show="embed" xlink:actuate="onLoad"/><draw:image xlink:href="./ObjectReplacements/Object 25" xlink:type="simple" xlink:show="embed" xlink:actuate="onLoad"/><svg:desc>formula</svg:desc></draw:frame></text:span><text:span text:style-name="T2">follow from </text:span><text:span text:style-name="T2"><draw:frame draw:style-name="fr2" draw:name="Object26" text:anchor-type="as-char" svg:y="-0.377cm" svg:width="1.115cm" svg:height="0.531cm" draw:z-index="23"><draw:object xlink:href="./Object 26" xlink:type="simple" xlink:show="embed" xlink:actuate="onLoad"/><draw:image xlink:href="./ObjectReplacements/Object 26" xlink:type="simple" xlink:show="embed" xlink:actuate="onLoad"/><svg:desc>formula</svg:desc></draw:frame></text:span><text:span text:style-name="T2">and </text:span><text:span text:style-name="T2"><draw:frame draw:style-name="fr2" draw:name="Object27" text:anchor-type="as-char" svg:y="-0.377cm" svg:width="1.136cm" svg:height="0.533cm" draw:z-index="24"><draw:object xlink:href="./Object 27" xlink:type="simple" xlink:show="embed" xlink:actuate="onLoad"/><draw:image xlink:href="./ObjectReplacements/Object 27" xlink:type="simple" xlink:show="embed" xlink:actuate="onLoad"/><svg:desc>formula</svg:desc></draw:frame></text:span><text:span text:style-name="T2">as <text:s/>a rotation of 90 deg about the z axis. <text:s/>Although the </text:span>T<text:span text:style-name="T2">-matrix representation contains redundant information, it is nonetheless convenient to use, since it supports use of linear algebra for computing coordinate transformations. <text:s/></text:span></text:p>
      <text:p text:style-name="P4"><text:span text:style-name="T2"/></text:p>
      <text:p text:style-name="P4"><text:span text:style-name="T2">In addition to expressing </text:span><text:span text:style-name="T2"><draw:frame draw:style-name="fr2" draw:name="Object28" text:anchor-type="as-char" svg:y="-0.437cm" svg:width="1.533cm" svg:height="0.593cm" draw:z-index="26"><draw:object xlink:href="./Object 28" xlink:type="simple" xlink:show="embed" xlink:actuate="onLoad"/><draw:image xlink:href="./ObjectReplacements/Object 28" xlink:type="simple" xlink:show="embed" xlink:actuate="onLoad"/></draw:frame></text:span><text:span text:style-name="T2">, it is also useful to refer to an “odometry” frame. <text:s/>When the robot is started up, it arbitrarily defines its odometry coordinates to be (x,y) = (0,0) with a heading of 0. <text:s/>In this case, the robot's origin (a point between the left and right wheels) defines the odometry-frame origin, and the heading of the robot defines the x axis of the odometry frame. <text:s/>Equivalently, at start-up (by definition), the T-matrix </text:span><text:span text:style-name="T2"><draw:frame draw:style-name="fr2" draw:name="Object29" text:anchor-type="as-char" svg:y="-0.437cm" svg:width="1.656cm" svg:height="0.593cm" draw:z-index="27"><draw:object xlink:href="./Object 29" xlink:type="simple" xlink:show="embed" xlink:actuate="onLoad"/><draw:image xlink:href="./ObjectReplacements/Object 29" xlink:type="simple" xlink:show="embed" xlink:actuate="onLoad"/><svg:desc>formula</svg:desc></draw:frame></text:span><text:span text:style-name="T2">is simply the identity:</text:span></text:p>
      <text:p text:style-name="P4"><text:span text:style-name="T2"/></text:p>
      <text:p text:style-name="P4"><text:span text:style-name="T2"><draw:frame draw:style-name="fr2" draw:name="Object30" text:anchor-type="as-char" svg:y="-1.238cm" svg:width="4.323cm" svg:height="2.226cm" draw:z-index="28"><draw:object xlink:href="./Object 30" xlink:type="simple" xlink:show="embed" xlink:actuate="onLoad"/><draw:image xlink:href="./ObjectReplacements/Object 30" xlink:type="simple" xlink:show="embed" xlink:actuate="onLoad"/><svg:desc>formula</svg:desc></draw:frame></text:span></text:p>
      <text:p text:style-name="P4"><text:span text:style-name="T2"/></text:p>
      <text:p text:style-name="P4"><text:span text:style-name="T2">As the robot moves, the robot frame and the odom frame will no longer be aligned, and the corresponding T matrix will have values of:</text:span></text:p>
      <text:p text:style-name="P4"><text:span text:style-name="T2"><draw:frame draw:style-name="fr2" draw:name="Object31" text:anchor-type="as-char" svg:y="-1.307cm" svg:width="6.814cm" svg:height="2.364cm" draw:z-index="29"><draw:object xlink:href="./Object 31" xlink:type="simple" xlink:show="embed" xlink:actuate="onLoad"/><draw:image xlink:href="./ObjectReplacements/Object 31" xlink:type="simple" xlink:show="embed" xlink:actuate="onLoad"/><svg:desc>formula</svg:desc></draw:frame></text:span></text:p>
      <text:p text:style-name="P4"><text:span text:style-name="T2"/></text:p>
      <text:p text:style-name="P4"><text:span text:style-name="T2">The odom frame is related to the map frame through the T-matrix </text:span><text:span text:style-name="T2"><draw:frame draw:style-name="fr2" draw:name="Object32" text:anchor-type="as-char" svg:y="-0.437cm" svg:width="1.543cm" svg:height="0.593cm" draw:z-index="30"><draw:object xlink:href="./Object 32" xlink:type="simple" xlink:show="embed" xlink:actuate="onLoad"/><draw:image xlink:href="./ObjectReplacements/Object 32" xlink:type="simple" xlink:show="embed" xlink:actuate="onLoad"/><svg:desc>formula</svg:desc></draw:frame></text:span><text:span text:style-name="T2"> (whether we know the values for this or not).</text:span></text:p>
      <text:p text:style-name="P4"><text:span text:style-name="T2"/></text:p>
      <text:p text:style-name="P4"><text:span text:style-name="T2">There exists a transform </text:span><text:span text:style-name="T2"><draw:frame draw:style-name="fr2" draw:name="Object16" text:anchor-type="as-char" svg:y="-0.437cm" svg:width="1.543cm" svg:height="0.593cm" draw:z-index="25"><draw:object xlink:href="./Object 16" xlink:type="simple" xlink:show="embed" xlink:actuate="onLoad"/><draw:image xlink:href="./ObjectReplacements/Object 16" xlink:type="simple" xlink:show="embed" xlink:actuate="onLoad"/></draw:frame></text:span><text:span text:style-name="T2">corresponding to the odometry frame expressed in the map frame. <text:s/>If we knew the values of the components of </text:span><text:span text:style-name="T2"><draw:frame draw:style-name="fr2" draw:name="Object17" text:anchor-type="as-char" svg:y="-0.437cm" svg:width="1.543cm" svg:height="0.593cm" draw:z-index="31"><draw:object xlink:href="./Object 17" xlink:type="simple" xlink:show="embed" xlink:actuate="onLoad"/><draw:image xlink:href="./ObjectReplacements/Object 17" xlink:type="simple" xlink:show="embed" xlink:actuate="onLoad"/><svg:desc>formula</svg:desc></draw:frame></text:span><text:span text:style-name="T2">, we could convert odometry coordinates to map coordinates through the following operation:</text:span></text:p>
      <text:p text:style-name="P4"><text:span text:style-name="T2"><draw:frame draw:style-name="fr2" draw:name="Object33" text:anchor-type="as-char" svg:y="-0.437cm" svg:width="4.727cm" svg:height="0.593cm" draw:z-index="32"><draw:object xlink:href="./Object 33" xlink:type="simple" xlink:show="embed" xlink:actuate="onLoad"/><draw:image xlink:href="./ObjectReplacements/Object 33" xlink:type="simple" xlink:show="embed" xlink:actuate="onLoad"/><svg:desc>formula</svg:desc></draw:frame></text:span><text:span text:style-name="T2">.</text:span></text:p>
      <text:p text:style-name="P4"><text:span text:style-name="T2"/></text:p>
      <text:p text:style-name="P4"><text:span text:style-name="T2">Odometry coordinates get updated by keeping track of incremental wheel motions. <text:s/>With the additional information of start-up pose, i.e. </text:span><text:span text:style-name="T2"><draw:frame draw:style-name="fr2" draw:name="Object34" text:anchor-type="as-char" svg:y="-0.437cm" svg:width="1.543cm" svg:height="0.593cm" draw:z-index="33"><draw:object xlink:href="./Object 34" xlink:type="simple" xlink:show="embed" xlink:actuate="onLoad"/><draw:image xlink:href="./ObjectReplacements/Object 34" xlink:type="simple" xlink:show="embed" xlink:actuate="onLoad"/><svg:desc>formula</svg:desc></draw:frame></text:span><text:span text:style-name="T2">, we can keep track of where the robot is in the map.</text:span></text:p>
      <text:p text:style-name="P4"><text:span text:style-name="T2"/></text:p>
      <text:p text:style-name="P4">Correcting for odometry drift<text:span text:style-name="T2">: A problem with depending on odometry to get map coordinates is that odometry is subject to drift, e.g. due to wheel slip. <text:s/>This drift effect is relatively slow (barring dramatic jolts of the robot), but it accumulates. <text:s/>A virtue of the odometry values is that they are updated rapidly and smoothly (avoiding jumps or discontinuities). <text:s/>These properties make the odometry coordinates </text:span><text:soft-page-break/><text:span text:style-name="T2">suitable for feedback (e.g. for steering). <text:s/>Alternatively, </text:span><text:span text:style-name="T2"><draw:frame draw:style-name="fr2" draw:name="Object35" text:anchor-type="as-char" svg:y="-0.437cm" svg:width="1.533cm" svg:height="0.593cm" draw:z-index="34"><draw:object xlink:href="./Object 35" xlink:type="simple" xlink:show="embed" xlink:actuate="onLoad"/><draw:image xlink:href="./ObjectReplacements/Object 35" xlink:type="simple" xlink:show="embed" xlink:actuate="onLoad"/><svg:desc>formula</svg:desc></draw:frame></text:span><text:span text:style-name="T2">can be estimated by comparing LIDAR measurements to a pre-defined map, seeking a best fit. <text:s/>Such estimates do not suffer from drift. <text:s/>However, these computations are typically slower, resulting in discontinuous jumps. <text:s/>As such, these values are not suitable for feedback in steering. <text:s/></text:span></text:p>
      <text:p text:style-name="P4"><text:span text:style-name="T2"/></text:p>
      <text:p text:style-name="P4"><text:span text:style-name="T2">To combine the best properties of odometry vs map fitting, we integrate this through a somewhat counter-intuitive trick: <text:s/>to allow for a time-varying transform </text:span><text:span text:style-name="T2"><draw:frame draw:style-name="fr2" draw:name="Object36" text:anchor-type="as-char" svg:y="-0.437cm" svg:width="1.656cm" svg:height="0.593cm" draw:z-index="35"><draw:object xlink:href="./Object 36" xlink:type="simple" xlink:show="embed" xlink:actuate="onLoad"/><draw:image xlink:href="./ObjectReplacements/Object 36" xlink:type="simple" xlink:show="embed" xlink:actuate="onLoad"/><svg:desc>formula</svg:desc></draw:frame></text:span><text:span text:style-name="T2">. <text:s/>Instead of considering </text:span><text:span text:style-name="T2"><draw:frame draw:style-name="fr2" draw:name="Object37" text:anchor-type="as-char" svg:y="-0.437cm" svg:width="1.656cm" svg:height="0.593cm" draw:z-index="36"><draw:object xlink:href="./Object 37" xlink:type="simple" xlink:show="embed" xlink:actuate="onLoad"/><draw:image xlink:href="./ObjectReplacements/Object 37" xlink:type="simple" xlink:show="embed" xlink:actuate="onLoad"/><svg:desc>formula</svg:desc></draw:frame></text:span><text:span text:style-name="T2">to be flawed, we can interpret this value (the odom output, as published by the robot from wheel motions) to be perfect—but that the origin of this frame is variable. <text:s/>Equivalently, we can say </text:span><text:span text:style-name="T2"><draw:frame draw:style-name="fr2" draw:name="Object38" text:anchor-type="as-char" svg:y="-0.437cm" svg:width="1.656cm" svg:height="0.593cm" draw:z-index="37"><draw:object xlink:href="./Object 38" xlink:type="simple" xlink:show="embed" xlink:actuate="onLoad"/><draw:image xlink:href="./ObjectReplacements/Object 38" xlink:type="simple" xlink:show="embed" xlink:actuate="onLoad"/><svg:desc>formula</svg:desc></draw:frame></text:span><text:span text:style-name="T2">is perfect but </text:span><text:span text:style-name="T2"><draw:frame draw:style-name="fr2" draw:name="Object39" text:anchor-type="as-char" svg:y="-0.437cm" svg:width="1.543cm" svg:height="0.593cm" draw:z-index="38"><draw:object xlink:href="./Object 39" xlink:type="simple" xlink:show="embed" xlink:actuate="onLoad"/><draw:image xlink:href="./ObjectReplacements/Object 39" xlink:type="simple" xlink:show="embed" xlink:actuate="onLoad"/><svg:desc>formula</svg:desc></draw:frame></text:span><text:span text:style-name="T2">drifts slowly. <text:s/>Interpreted visually, if we were to display the odom frame on the map, the odom frame would drift (and rotate) slowly as the robot moves and accumulates odometry error. <text:s/></text:span></text:p>
      <text:p text:style-name="P4"><text:span text:style-name="T2"/></text:p>
      <text:p text:style-name="P4"><text:span text:style-name="T2">As new estimates of </text:span><text:span text:style-name="T2"><draw:frame draw:style-name="fr2" draw:name="Object40" text:anchor-type="as-char" svg:y="-0.437cm" svg:width="1.533cm" svg:height="0.593cm" draw:z-index="39"><draw:object xlink:href="./Object 40" xlink:type="simple" xlink:show="embed" xlink:actuate="onLoad"/><draw:image xlink:href="./ObjectReplacements/Object 40" xlink:type="simple" xlink:show="embed" xlink:actuate="onLoad"/><svg:desc>formula</svg:desc></draw:frame></text:span><text:span text:style-name="T2">are updated (e.g. based on LIDAR values with respect to the map), the transform </text:span><text:span text:style-name="T2"><draw:frame draw:style-name="fr2" draw:name="Object41" text:anchor-type="as-char" svg:y="-0.437cm" svg:width="1.543cm" svg:height="0.593cm" draw:z-index="40"><draw:object xlink:href="./Object 41" xlink:type="simple" xlink:show="embed" xlink:actuate="onLoad"/><draw:image xlink:href="./ObjectReplacements/Object 41" xlink:type="simple" xlink:show="embed" xlink:actuate="onLoad"/><svg:desc>formula</svg:desc></draw:frame></text:span><text:span text:style-name="T2">may be updated, computed as:</text:span></text:p>
      <text:p text:style-name="P4"><text:span text:style-name="T2"><draw:frame draw:style-name="fr2" draw:name="Object42" text:anchor-type="as-char" svg:y="-0.437cm" svg:width="4.727cm" svg:height="0.593cm" draw:z-index="41"><draw:object xlink:href="./Object 42" xlink:type="simple" xlink:show="embed" xlink:actuate="onLoad"/><draw:image xlink:href="./ObjectReplacements/Object 42" xlink:type="simple" xlink:show="embed" xlink:actuate="onLoad"/><svg:desc>formula</svg:desc></draw:frame></text:span></text:p>
      <text:p text:style-name="P4"><text:span text:style-name="T2">where </text:span><text:span text:style-name="T2"><draw:frame draw:style-name="fr2" draw:name="Object43" text:anchor-type="as-char" svg:y="-0.437cm" svg:width="3.464cm" svg:height="0.593cm" draw:z-index="42"><draw:object xlink:href="./Object 43" xlink:type="simple" xlink:show="embed" xlink:actuate="onLoad"/><draw:image xlink:href="./ObjectReplacements/Object 43" xlink:type="simple" xlink:show="embed" xlink:actuate="onLoad"/><svg:desc>formula</svg:desc></draw:frame></text:span><text:span text:style-name="T2">. <text:s/>That is, the odom frame can be expressed with respect to the robot frame by computing the matrix inverse of the robot frame with respect to the odom frame. <text:s/></text:span></text:p>
      <text:p text:style-name="P4"><text:span text:style-name="T2"/></text:p>
      <text:p text:style-name="P4"><text:span text:style-name="T2">Thus, given </text:span><text:span text:style-name="T2"><draw:frame draw:style-name="fr2" draw:name="Object44" text:anchor-type="as-char" svg:y="-0.437cm" svg:width="1.656cm" svg:height="0.593cm" draw:z-index="43"><draw:object xlink:href="./Object 44" xlink:type="simple" xlink:show="embed" xlink:actuate="onLoad"/><draw:image xlink:href="./ObjectReplacements/Object 44" xlink:type="simple" xlink:show="embed" xlink:actuate="onLoad"/><svg:desc>formula</svg:desc></draw:frame></text:span><text:span text:style-name="T2">(which is updated rapidly and smoothly) and </text:span><text:span text:style-name="T2"><draw:frame draw:style-name="fr2" draw:name="Object45" text:anchor-type="as-char" svg:y="-0.437cm" svg:width="1.533cm" svg:height="0.593cm" draw:z-index="44"><draw:object xlink:href="./Object 45" xlink:type="simple" xlink:show="embed" xlink:actuate="onLoad"/><draw:image xlink:href="./ObjectReplacements/Object 45" xlink:type="simple" xlink:show="embed" xlink:actuate="onLoad"/><svg:desc>formula</svg:desc></draw:frame></text:span><text:span text:style-name="T2">(which is updated relatively infrequently, possibly with discrete jumps), we can compute the updates of the hypothetically mobile origin of the odom frame, </text:span><text:span text:style-name="T2"><draw:frame draw:style-name="fr2" draw:name="Object46" text:anchor-type="as-char" svg:y="-0.437cm" svg:width="1.543cm" svg:height="0.593cm" draw:z-index="45"><draw:object xlink:href="./Object 46" xlink:type="simple" xlink:show="embed" xlink:actuate="onLoad"/><draw:image xlink:href="./ObjectReplacements/Object 46" xlink:type="simple" xlink:show="embed" xlink:actuate="onLoad"/><svg:desc>formula</svg:desc></draw:frame></text:span><text:span text:style-name="T2">.</text:span></text:p>
      <text:p text:style-name="P4"><text:span text:style-name="T2"/></text:p>
      <text:p text:style-name="P4">Steering control in the odom frame<text:span text:style-name="T2">: <text:s/>Since the robot pose in odom coordinates is preferred for feedback, we must correspondingly express the desired trajectory in odom coordinates. <text:s/>For planning purposes, a desired path is computed with respect to a map (thus assuring trajectories that avoid collisions with objects in the map). <text:s/>For feedback, the desired state (a pose as a function of time along a pre-defined path) and the measured state (the current pose of the robot, as reported by odometry) are compared to derive a steering angle. <text:s/>For feedback control, the desired and measured states must be expressed in the same frame.</text:span></text:p>
      <text:p text:style-name="P4"><text:span text:style-name="T2"/></text:p>
      <text:p text:style-name="P4"><text:span text:style-name="T2">For example, we may desire to go from frame “A” to frame “B”, expressed in the map frame as </text:span><text:span text:style-name="T2"><draw:frame draw:style-name="fr2" draw:name="Object47" text:anchor-type="as-char" svg:y="-0.437cm" svg:width="1.154cm" svg:height="0.593cm" draw:z-index="46"><draw:object xlink:href="./Object 47" xlink:type="simple" xlink:show="embed" xlink:actuate="onLoad"/><draw:image xlink:href="./ObjectReplacements/Object 47" xlink:type="simple" xlink:show="embed" xlink:actuate="onLoad"/><svg:desc>formula</svg:desc></draw:frame></text:span><text:span text:style-name="T2">and </text:span><text:span text:style-name="T2"><draw:frame draw:style-name="fr2" draw:name="Object48" text:anchor-type="as-char" svg:y="-0.437cm" svg:width="1.145cm" svg:height="0.593cm" draw:z-index="47"><draw:object xlink:href="./Object 48" xlink:type="simple" xlink:show="embed" xlink:actuate="onLoad"/><draw:image xlink:href="./ObjectReplacements/Object 48" xlink:type="simple" xlink:show="embed" xlink:actuate="onLoad"/><svg:desc>formula</svg:desc></draw:frame></text:span><text:span text:style-name="T2">. <text:s/>With a relatively recent update of </text:span><text:span text:style-name="T2"><draw:frame draw:style-name="fr2" draw:name="Object49" text:anchor-type="as-char" svg:y="-0.437cm" svg:width="1.543cm" svg:height="0.593cm" draw:z-index="48"><draw:object xlink:href="./Object 49" xlink:type="simple" xlink:show="embed" xlink:actuate="onLoad"/><draw:image xlink:href="./ObjectReplacements/Object 49" xlink:type="simple" xlink:show="embed" xlink:actuate="onLoad"/><svg:desc>formula</svg:desc></draw:frame></text:span><text:span text:style-name="T2">, these can be converted to odom coordinates through the transform:</text:span></text:p>
      <text:p text:style-name="P4"><text:span text:style-name="T2"><draw:frame draw:style-name="fr2" draw:name="Object50" text:anchor-type="as-char" svg:y="-0.437cm" svg:width="3.971cm" svg:height="0.593cm" draw:z-index="49"><draw:object xlink:href="./Object 50" xlink:type="simple" xlink:show="embed" xlink:actuate="onLoad"/><draw:image xlink:href="./ObjectReplacements/Object 50" xlink:type="simple" xlink:show="embed" xlink:actuate="onLoad"/><svg:desc>formula</svg:desc></draw:frame></text:span><text:span text:style-name="T2">, and similarly: </text:span><text:span text:style-name="T2"><draw:frame draw:style-name="fr2" draw:name="Object51" text:anchor-type="as-char" svg:y="-0.437cm" svg:width="3.953cm" svg:height="0.593cm" draw:z-index="50"><draw:object xlink:href="./Object 51" xlink:type="simple" xlink:show="embed" xlink:actuate="onLoad"/><draw:image xlink:href="./ObjectReplacements/Object 51" xlink:type="simple" xlink:show="embed" xlink:actuate="onLoad"/><svg:desc>formula</svg:desc></draw:frame></text:span><text:span text:style-name="T2">.</text:span></text:p>
      <text:p text:style-name="P4"><text:span text:style-name="T2">A path-interpolator node can then compute incremental updates of desired pose, </text:span><text:span text:style-name="T2"><draw:frame draw:style-name="fr2" draw:name="Object52" text:anchor-type="as-char" svg:y="-0.437cm" svg:width="1.432cm" svg:height="0.593cm" draw:z-index="51"><draw:object xlink:href="./Object 52" xlink:type="simple" xlink:show="embed" xlink:actuate="onLoad"/><draw:image xlink:href="./ObjectReplacements/Object 52" xlink:type="simple" xlink:show="embed" xlink:actuate="onLoad"/><svg:desc>formula</svg:desc></draw:frame></text:span><text:span text:style-name="T2">, that advance smoothly from </text:span><text:span text:style-name="T2"><draw:frame draw:style-name="fr2" draw:name="Object53" text:anchor-type="as-char" svg:y="-0.437cm" svg:width="1.277cm" svg:height="0.593cm" draw:z-index="52"><draw:object xlink:href="./Object 53" xlink:type="simple" xlink:show="embed" xlink:actuate="onLoad"/><draw:image xlink:href="./ObjectReplacements/Object 53" xlink:type="simple" xlink:show="embed" xlink:actuate="onLoad"/><svg:desc>formula</svg:desc></draw:frame></text:span><text:span text:style-name="T2">to </text:span><text:span text:style-name="T2"><draw:frame draw:style-name="fr2" draw:name="Object54" text:anchor-type="as-char" svg:y="-0.437cm" svg:width="1.268cm" svg:height="0.593cm" draw:z-index="53"><draw:object xlink:href="./Object 54" xlink:type="simple" xlink:show="embed" xlink:actuate="onLoad"/><draw:image xlink:href="./ObjectReplacements/Object 54" xlink:type="simple" xlink:show="embed" xlink:actuate="onLoad"/><svg:desc>formula</svg:desc></draw:frame></text:span><text:span text:style-name="T2">. <text:s/>In this manner, both the desired state and the measured state are updated frequently and smoothly. <text:s/></text:span></text:p>
      <text:p text:style-name="P4"><text:span text:style-name="T2"/></text:p>
      <text:p text:style-name="P4"><text:span text:style-name="T2">It should be noted, however, that conversion from a plan in map coordinates to odom coordinates should be done incrementally (converting each subsequent subgoal as the prior subgoal is reached). <text:s/>If all coordinates are converted in advance, these conversions will become invalid as </text:span><text:span text:style-name="T2"><draw:frame draw:style-name="fr2" draw:name="Object55" text:anchor-type="as-char" svg:y="-0.437cm" svg:width="1.543cm" svg:height="0.593cm" draw:z-index="54"><draw:object xlink:href="./Object 55" xlink:type="simple" xlink:show="embed" xlink:actuate="onLoad"/><draw:image xlink:href="./ObjectReplacements/Object 55" xlink:type="simple" xlink:show="embed" xlink:actuate="onLoad"/><svg:desc>formula</svg:desc></draw:frame></text:span><text:span text:style-name="T2">evolves en route.</text:span></text:p>
      <text:p text:style-name="P4"><text:span text:style-name="T2"/></text:p>
      <text:p text:style-name="P4"><text:soft-page-break/>Transforms in ROS<text:span text:style-name="T2">: <text:s/>Coordinate-frame transformations are ubiquitous in robotics. <text:s/>Coordinate transforms for navigation, as introduced above, are more complex in higher dimensions (e.g. for aerial drones or submarines), but the transforms introduced handle these higher-dimensional cases as well. <text:s/>For articulated robot arms, full 6-DOF transforms are required to compute gripper poses as a function of joint angles. <text:s/>Multiplication of sequential transforms, link by link, performs such computations. Sensor data, e.g. from cameras, or LIDARs, is acquired in terms of the sensor's own frame, and this data must be interpreted in terms of alternative frames (e.g. world frame or robot frame). <text:s/></text:span></text:p>
      <text:p text:style-name="P4"><text:span text:style-name="T2"/></text:p>
      <text:p text:style-name="P4"><text:span text:style-name="T2">Since coordinate transforms are so common in robotics, ROS has provided a powerful package—the “tf” package (see http://wiki.ros.org/tf)-- for handling transforms. <text:s/>Use of this package can be confusing, because “tf” performs considerable work. <text:s/></text:span></text:p>
      <text:p text:style-name="P4"><text:span text:style-name="T2"/></text:p>
      <text:p text:style-name="P4"><text:span text:style-name="T2">Within ROS, the topic “/tf” carries messages of type tf2_msgs/TFMessage. <text:s/>There can be (and typically are) many publishers to this topic. <text:s/>Each publisher expresses a transform relationship, describing a named “child” frame with respect to a named “parent” frame. <text:s/>The ROS transform datatype is not identical to a 4x4 homogeneous transformation matrix, but it carries equivalent information (and more). The ROS transform datatype contains a 3-D vector (equivalent to the 4th column of a 4x4 transform) and a quaternion (an alternative representation of orientation). <text:s/>In addition, transform messages have time stamps—as well as a history of prior transforms.</text:span></text:p>
      <text:p text:style-name="P4"><text:span text:style-name="T2"/></text:p>
      <text:p text:style-name="P4"><text:span text:style-name="T2">User-written ROS nodes can publish transforms to the tf topic, announcing important spatial relationships. <text:s/>For example, a sensor can publish how it is mounted to a robot—whether this spatial relationship is fixed (bolted to the frame) or variable (e.g., a rotating or oscillating LIDAR). <text:s/></text:span></text:p>
      <text:p text:style-name="P4"><text:span text:style-name="T2"/></text:p>
      <text:p text:style-name="P4"><text:span text:style-name="T2">Computation of localization relative to a map can post its results by publishing </text:span><text:span text:style-name="T2"><draw:frame draw:style-name="fr2" draw:name="Object56" text:anchor-type="as-char" svg:y="-0.437cm" svg:width="1.533cm" svg:height="0.593cm" draw:z-index="55"><draw:object xlink:href="./Object 56" xlink:type="simple" xlink:show="embed" xlink:actuate="onLoad"/><draw:image xlink:href="./ObjectReplacements/Object 56" xlink:type="simple" xlink:show="embed" xlink:actuate="onLoad"/><svg:desc>formula</svg:desc></draw:frame></text:span><text:span text:style-name="T2">to the tf topic (using the corresponding tf message type). <text:s/>Similarly, an odometry node can publish its pose as an equivalent </text:span><text:span text:style-name="T2"><draw:frame draw:style-name="fr2" draw:name="Object57" text:anchor-type="as-char" svg:y="-0.437cm" svg:width="1.656cm" svg:height="0.593cm" draw:z-index="56"><draw:object xlink:href="./Object 57" xlink:type="simple" xlink:show="embed" xlink:actuate="onLoad"/><draw:image xlink:href="./ObjectReplacements/Object 57" xlink:type="simple" xlink:show="embed" xlink:actuate="onLoad"/><svg:desc>formula</svg:desc></draw:frame></text:span><text:span text:style-name="T2">message on the tf topic. <text:s/>A robot arm can publish successive link transforms on the tf topic. <text:s/>When sensor data is published, it should use a header that contains the name of the sensor's frame. <text:s/>This information, together with tf messages, allows one to transform the sensor data to any frame of interest (e.g., world frame or robot frame).</text:span></text:p>
      <text:p text:style-name="P4"><text:span text:style-name="T2"/></text:p>
      <text:p text:style-name="P4"><text:span text:style-name="T2">A user node can instantiate a <text:s/>“transformListener” object (from the tf library), which is very useful for computing coordinate transforms. <text:s/>The transformListener subscribes to the tf topic, receives messages relating child and parent frames (with random arrival times) and assembles this information into a connected chain (using the most recent available incremental transforms). <text:s/>By maintaining this chain, the transformListener is capable of responding to inquiries regarding coordinate-frame transforms (e.g., where is my right index fingertip with respect to my nose). <text:s/></text:span></text:p>
      <text:p text:style-name="P4"><text:span text:style-name="T2"/></text:p>
      <text:p text:style-name="P4"><text:span text:style-name="T2">Further details of the ROS tf package are deferred for now, but its use will be prevalent in navigation, arm kinematics, and sensor-data transforms.</text:span></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5-02-11T17:28:17</meta:creation-date>
    <dc:date>2015-02-11T22:56:19</dc:date>
    <dc:creator>Wyatt Newman</dc:creator>
    <meta:editing-duration>PT4H1M50S</meta:editing-duration>
    <meta:editing-cycles>67</meta:editing-cycles>
    <meta:generator>LibreOffice/3.5$Linux_X86_64 LibreOffice_project/350m1$Build-2</meta:generator>
    <meta:document-statistic meta:table-count="0" meta:image-count="0" meta:object-count="57" meta:page-count="5" meta:paragraph-count="52" meta:word-count="2048" meta:character-count="12417" meta:non-whitespace-character-count="10261"/>
  </office:meta>
</office:document-meta>
</file>

<file path=Object 1/content.xml><?xml version="1.0" encoding="utf-8"?>
<math xmlns="http://www.w3.org/1998/Math/MathML">
  <semantics>
    <mrow>
      <mrow>
        <mrow>
          <mstyle mathvariant="bold">
            <mrow>
              <mi>R</mi>
            </mrow>
          </mstyle>
          <mo stretchy="false">=</mo>
          <mfenced open="[" close="]">
            <mrow>
              <mstyle mathvariant="bold">
                <mrow>
                  <mi>n</mi>
                </mrow>
              </mstyle>
              <mstyle mathvariant="bold">
                <mrow>
                  <mi>t</mi>
                </mrow>
              </mstyle>
              <mstyle mathvariant="bold">
                <mrow>
                  <mi>b</mi>
                </mrow>
              </mstyle>
            </mrow>
          </mfenced>
        </mrow>
        <mo stretchy="false">=</mo>
        <mfenced open="[" close="]">
          <mrow>
            <mtable>
              <mtr>
                <mtd>
                  <mrow>
                    <msub>
                      <mi>n</mi>
                      <mi>x</mi>
                    </msub>
                  </mrow>
                </mtd>
                <mtd>
                  <mrow>
                    <msub>
                      <mi>t</mi>
                      <mi>x</mi>
                    </msub>
                  </mrow>
                </mtd>
                <mtd>
                  <mrow>
                    <msub>
                      <mi>b</mi>
                      <mi>x</mi>
                    </msub>
                  </mrow>
                </mtd>
              </mtr>
              <mtr>
                <mtd>
                  <mrow>
                    <msub>
                      <mi>n</mi>
                      <mi>y</mi>
                    </msub>
                  </mrow>
                </mtd>
                <mtd>
                  <mrow>
                    <msub>
                      <mi>t</mi>
                      <mi>y</mi>
                    </msub>
                  </mrow>
                </mtd>
                <mtd>
                  <mrow>
                    <msub>
                      <mi>b</mi>
                      <mi>y</mi>
                    </msub>
                  </mrow>
                </mtd>
              </mtr>
              <mtr>
                <mtd>
                  <mrow>
                    <msub>
                      <mi>n</mi>
                      <mi>z</mi>
                    </msub>
                  </mrow>
                </mtd>
                <mtd>
                  <mrow>
                    <msub>
                      <mi>t</mi>
                      <mi>z</mi>
                    </msub>
                  </mrow>
                </mtd>
                <mtd>
                  <mrow>
                    <msub>
                      <mi>b</mi>
                      <mi>z</mi>
                    </msub>
                  </mrow>
                </mtd>
              </mtr>
            </mtable>
          </mrow>
        </mfenced>
      </mrow>
    </mrow>
    <annotation encoding="StarMath 5.0">bold R = left [ bold n bold t bold b right ] = left [ matrix { n sub x # t sub x # b sub x  ## n sub y # t sub y # b sub y  ## n sub z # t sub z # b sub z  } right ]
</annotation>
  </semantics>
</math>
</file>

<file path=Object 10/content.xml><?xml version="1.0" encoding="utf-8"?>
<math xmlns="http://www.w3.org/1998/Math/MathML">
  <semantics>
    <mrow>
      <msub>
        <mi>p</mi>
        <mrow>
          <mrow>
            <mi>z</mi>
            <mo stretchy="false">/</mo>
            <mi>A</mi>
          </mrow>
        </mrow>
      </msub>
    </mrow>
    <annotation encoding="StarMath 5.0">p sub {z/A}</annotation>
  </semantics>
</math>
</file>

<file path=Object 11/content.xml><?xml version="1.0" encoding="utf-8"?>
<math xmlns="http://www.w3.org/1998/Math/MathML">
  <semantics>
    <mrow>
      <mrow>
        <mstyle mathvariant="bold">
          <mrow>
            <mi>b</mi>
          </mrow>
        </mstyle>
        <mo stretchy="false">=</mo>
        <mrow>
          <mstyle mathvariant="bold">
            <mrow>
              <mi>n</mi>
            </mrow>
          </mstyle>
          <mo stretchy="false">×</mo>
          <mstyle mathvariant="bold">
            <mrow>
              <mi>t</mi>
            </mrow>
          </mstyle>
        </mrow>
      </mrow>
    </mrow>
    <annotation encoding="StarMath 5.0">bold b = bold n times
 bold t
</annotation>
  </semantics>
</math>
</file>

<file path=Object 12/content.xml><?xml version="1.0" encoding="utf-8"?>
<math xmlns="http://www.w3.org/1998/Math/MathML">
  <semantics>
    <mrow>
      <mstyle mathvariant="bold">
        <mrow>
          <mmultiscripts>
            <mi>T</mi>
            <mrow>
              <mi>C</mi>
            </mrow>
            <none/>
            <mprescripts/>
            <none/>
            <mi>B</mi>
          </mmultiscripts>
        </mrow>
      </mstyle>
    </mrow>
    <annotation encoding="StarMath 5.0">bold T lsup B sub {C}</annotation>
  </semantics>
</math>
</file>

<file path=Object 13/content.xml><?xml version="1.0" encoding="utf-8"?>
<math xmlns="http://www.w3.org/1998/Math/MathML">
  <semantics>
    <mrow>
      <mstyle mathvariant="bold">
        <mrow>
          <mmultiscripts>
            <mi>T</mi>
            <mrow>
              <mi>B</mi>
            </mrow>
            <none/>
            <mprescripts/>
            <none/>
            <mi>A</mi>
          </mmultiscripts>
        </mrow>
      </mstyle>
    </mrow>
    <annotation encoding="StarMath 5.0">bold T lsup A sub {B}</annotation>
  </semantics>
</math>
</file>

<file path=Object 14/content.xml><?xml version="1.0" encoding="utf-8"?>
<math xmlns="http://www.w3.org/1998/Math/MathML">
  <semantics>
    <mrow>
      <mrow>
        <mstyle mathvariant="bold">
          <mrow>
            <mmultiscripts>
              <mi>T</mi>
              <mrow>
                <mi>c</mi>
              </mrow>
              <none/>
              <mprescripts/>
              <none/>
              <mi>A</mi>
            </mmultiscripts>
          </mrow>
        </mstyle>
        <mo stretchy="false">=</mo>
        <mstyle mathvariant="bold">
          <mrow>
            <mmultiscripts>
              <mi>T</mi>
              <mrow>
                <mi>B</mi>
              </mrow>
              <none/>
              <mprescripts/>
              <none/>
              <mi>A</mi>
            </mmultiscripts>
          </mrow>
        </mstyle>
      </mrow>
      <mstyle mathvariant="bold">
        <mrow>
          <mmultiscripts>
            <mi>T</mi>
            <mrow>
              <mi>C</mi>
            </mrow>
            <none/>
            <mprescripts/>
            <none/>
            <mi>B</mi>
          </mmultiscripts>
        </mrow>
      </mstyle>
    </mrow>
    <annotation encoding="StarMath 5.0">bold T lsup A sub {c} = bold T lsup A sub {B} bold T lsup B sub {C}</annotation>
  </semantics>
</math>
</file>

<file path=Object 15/content.xml><?xml version="1.0" encoding="utf-8"?>
<math xmlns="http://www.w3.org/1998/Math/MathML">
  <semantics>
    <mrow>
      <mrow>
        <mstyle mathvariant="bold">
          <mrow>
            <mmultiscripts>
              <mi>T</mi>
              <mrow>
                <mi>F</mi>
              </mrow>
              <none/>
              <mprescripts/>
              <none/>
              <mi>A</mi>
            </mmultiscripts>
          </mrow>
        </mstyle>
        <mo stretchy="false">=</mo>
        <mstyle mathvariant="bold">
          <mrow>
            <mmultiscripts>
              <mi>T</mi>
              <mrow>
                <mi>B</mi>
              </mrow>
              <none/>
              <mprescripts/>
              <none/>
              <mi>A</mi>
            </mmultiscripts>
          </mrow>
        </mstyle>
      </mrow>
      <mstyle mathvariant="bold">
        <mrow>
          <mmultiscripts>
            <mi>T</mi>
            <mrow>
              <mi>C</mi>
            </mrow>
            <none/>
            <mprescripts/>
            <none/>
            <mi>B</mi>
          </mmultiscripts>
        </mrow>
      </mstyle>
      <mstyle mathvariant="bold">
        <mrow>
          <mmultiscripts>
            <mi>T</mi>
            <mrow>
              <mi>D</mi>
            </mrow>
            <none/>
            <mprescripts/>
            <none/>
            <mi>C</mi>
          </mmultiscripts>
        </mrow>
      </mstyle>
      <mstyle mathvariant="bold">
        <mrow>
          <mmultiscripts>
            <mi>T</mi>
            <mrow>
              <mi>E</mi>
            </mrow>
            <none/>
            <mprescripts/>
            <none/>
            <mi>D</mi>
          </mmultiscripts>
        </mrow>
      </mstyle>
      <mstyle mathvariant="bold">
        <mrow>
          <mmultiscripts>
            <mi>T</mi>
            <mrow>
              <mi>F</mi>
            </mrow>
            <none/>
            <mprescripts/>
            <none/>
            <mi>E</mi>
          </mmultiscripts>
        </mrow>
      </mstyle>
    </mrow>
    <annotation encoding="StarMath 5.0">bold T lsup A sub {F} = bold T lsup A sub {B} bold T lsup B sub {C} bold T lsup C sub {D} bold T lsup D sub {E} bold T lsup E sub {F} </annotation>
  </semantics>
</math>
</file>

<file path=Object 16/content.xml><?xml version="1.0" encoding="utf-8"?>
<math xmlns="http://www.w3.org/1998/Math/MathML">
  <semantics>
    <mrow>
      <mstyle mathvariant="bold">
        <mrow>
          <mmultiscripts>
            <mi>T</mi>
            <mrow>
              <mi mathvariant="italic">odom</mi>
            </mrow>
            <none/>
            <mprescripts/>
            <none/>
            <mi mathvariant="italic">map</mi>
          </mmultiscripts>
        </mrow>
      </mstyle>
    </mrow>
    <annotation encoding="StarMath 5.0">bold T lsup map sub {odom}</annotation>
  </semantics>
</math>
</file>

<file path=Object 17/content.xml><?xml version="1.0" encoding="utf-8"?>
<math xmlns="http://www.w3.org/1998/Math/MathML">
  <semantics>
    <mrow>
      <mstyle mathvariant="bold">
        <mrow>
          <mmultiscripts>
            <mi>T</mi>
            <mrow>
              <mi mathvariant="italic">odom</mi>
            </mrow>
            <none/>
            <mprescripts/>
            <none/>
            <mi mathvariant="italic">map</mi>
          </mmultiscripts>
        </mrow>
      </mstyle>
    </mrow>
    <annotation encoding="StarMath 5.0">bold T lsup map sub {odom}</annotation>
  </semantics>
</math>
</file>

<file path=Object 18/content.xml><?xml version="1.0" encoding="utf-8"?>
<math xmlns="http://www.w3.org/1998/Math/MathML">
  <semantics>
    <mrow>
      <mstyle mathvariant="bold">
        <mrow>
          <mmultiscripts>
            <mi>T</mi>
            <mrow>
              <mi>B</mi>
            </mrow>
            <none/>
            <mprescripts/>
            <none/>
            <mi>A</mi>
          </mmultiscripts>
        </mrow>
      </mstyle>
    </mrow>
    <annotation encoding="StarMath 5.0">bold T lsup A sub {B}</annotation>
  </semantics>
</math>
</file>

<file path=Object 19/content.xml><?xml version="1.0" encoding="utf-8"?>
<math xmlns="http://www.w3.org/1998/Math/MathML">
  <semantics>
    <mrow>
      <mstyle mathvariant="bold">
        <mrow>
          <mmultiscripts>
            <mrow>
              <mi>T</mi>
            </mrow>
            <mrow>
              <mi mathvariant="italic">robot</mi>
            </mrow>
            <none/>
            <mprescripts/>
            <none/>
            <mrow>
              <mi mathvariant="italic">map</mi>
            </mrow>
          </mmultiscripts>
        </mrow>
      </mstyle>
    </mrow>
    <annotation encoding="StarMath 5.0">bold {T} lsup {map} sub {robot}</annotation>
  </semantics>
</math>
</file>

<file path=Object 2/content.xml><?xml version="1.0" encoding="utf-8"?>
<math xmlns="http://www.w3.org/1998/Math/MathML">
  <semantics>
    <mrow>
      <mrow>
        <mrow>
          <mstyle mathvariant="bold">
            <mrow>
              <mi>A</mi>
            </mrow>
          </mstyle>
          <mo stretchy="false">=</mo>
          <mfenced open="[" close="]">
            <mrow>
              <mstyle mathvariant="bold">
                <mrow>
                  <mi>n</mi>
                </mrow>
              </mstyle>
              <mstyle mathvariant="bold">
                <mrow>
                  <mi>t</mi>
                </mrow>
              </mstyle>
              <mstyle mathvariant="bold">
                <mrow>
                  <mi>b</mi>
                </mrow>
              </mstyle>
              <mstyle mathvariant="bold">
                <mrow>
                  <mi>p</mi>
                </mrow>
              </mstyle>
            </mrow>
          </mfenced>
        </mrow>
        <mo stretchy="false">=</mo>
        <mfenced open="[" close="]">
          <mrow>
            <mtable>
              <mtr>
                <mtd>
                  <mrow>
                    <msub>
                      <mi>n</mi>
                      <mi>x</mi>
                    </msub>
                  </mrow>
                </mtd>
                <mtd>
                  <mrow>
                    <msub>
                      <mi>t</mi>
                      <mi>x</mi>
                    </msub>
                  </mrow>
                </mtd>
                <mtd>
                  <mrow>
                    <msub>
                      <mi>b</mi>
                      <mi>x</mi>
                    </msub>
                  </mrow>
                </mtd>
                <mtd>
                  <mrow>
                    <msub>
                      <mi>p</mi>
                      <mi>x</mi>
                    </msub>
                  </mrow>
                </mtd>
              </mtr>
              <mtr>
                <mtd>
                  <mrow>
                    <msub>
                      <mi>n</mi>
                      <mi>y</mi>
                    </msub>
                  </mrow>
                </mtd>
                <mtd>
                  <mrow>
                    <msub>
                      <mi>t</mi>
                      <mi>y</mi>
                    </msub>
                  </mrow>
                </mtd>
                <mtd>
                  <mrow>
                    <msub>
                      <mi>b</mi>
                      <mi>y</mi>
                    </msub>
                  </mrow>
                </mtd>
                <mtd>
                  <mrow>
                    <msub>
                      <mi>p</mi>
                      <mi>y</mi>
                    </msub>
                  </mrow>
                </mtd>
              </mtr>
              <mtr>
                <mtd>
                  <mrow>
                    <msub>
                      <mi>n</mi>
                      <mi>z</mi>
                    </msub>
                  </mrow>
                </mtd>
                <mtd>
                  <mrow>
                    <msub>
                      <mi>t</mi>
                      <mi>z</mi>
                    </msub>
                  </mrow>
                </mtd>
                <mtd>
                  <mrow>
                    <msub>
                      <mi>b</mi>
                      <mi>z</mi>
                    </msub>
                  </mrow>
                </mtd>
                <mtd>
                  <mrow>
                    <msub>
                      <mi>p</mi>
                      <mi>z</mi>
                    </msub>
                  </mrow>
                </mtd>
              </mtr>
            </mtable>
          </mrow>
        </mfenced>
      </mrow>
    </mrow>
    <annotation encoding="StarMath 5.0">bold A = left [ bold n bold t bold b  bold p right ] = left [ matrix { n sub x # t sub x # b sub x # p sub x ## n sub y # t sub y # b sub y # p sub y ## n sub z # t sub z # b sub z # p sub z } right ]

</annotation>
  </semantics>
</math>
</file>

<file path=Object 20/content.xml><?xml version="1.0" encoding="utf-8"?>
<math xmlns="http://www.w3.org/1998/Math/MathML">
  <semantics>
    <mrow>
      <mrow>
        <mstyle mathvariant="bold">
          <mrow>
            <mmultiscripts>
              <mrow>
                <mi>T</mi>
              </mrow>
              <mrow>
                <mi mathvariant="italic">robot</mi>
              </mrow>
              <none/>
              <mprescripts/>
              <none/>
              <mrow>
                <mi mathvariant="italic">map</mi>
              </mrow>
            </mmultiscripts>
          </mrow>
        </mstyle>
        <mo stretchy="false">=</mo>
        <mfenced open="[" close="]">
          <mrow>
            <mtable>
              <mtr>
                <mtd>
                  <mrow>
                    <msub>
                      <mi>n</mi>
                      <mrow>
                        <mrow>
                          <mi>x</mi>
                          <mo stretchy="false">/</mo>
                          <mi mathvariant="italic">map</mi>
                        </mrow>
                      </mrow>
                    </msub>
                  </mrow>
                </mtd>
                <mtd>
                  <mrow>
                    <msub>
                      <mi>t</mi>
                      <mrow>
                        <mrow>
                          <mi>x</mi>
                          <mo stretchy="false">/</mo>
                          <mi mathvariant="italic">map</mi>
                        </mrow>
                      </mrow>
                    </msub>
                  </mrow>
                </mtd>
                <mtd>
                  <mrow>
                    <mn>0</mn>
                  </mrow>
                </mtd>
                <mtd>
                  <mrow>
                    <msub>
                      <mi>p</mi>
                      <mrow>
                        <mrow>
                          <mi>x</mi>
                          <mo stretchy="false">/</mo>
                          <mi mathvariant="italic">map</mi>
                        </mrow>
                      </mrow>
                    </msub>
                  </mrow>
                </mtd>
              </mtr>
              <mtr>
                <mtd>
                  <mrow>
                    <msub>
                      <mi>n</mi>
                      <mrow>
                        <mrow>
                          <mi>y</mi>
                          <mo stretchy="false">/</mo>
                          <mi mathvariant="italic">map</mi>
                        </mrow>
                      </mrow>
                    </msub>
                  </mrow>
                </mtd>
                <mtd>
                  <mrow>
                    <msub>
                      <mi>t</mi>
                      <mrow>
                        <mrow>
                          <mi>y</mi>
                          <mo stretchy="false">/</mo>
                          <mi mathvariant="italic">map</mi>
                        </mrow>
                      </mrow>
                    </msub>
                  </mrow>
                </mtd>
                <mtd>
                  <mrow>
                    <mn>0</mn>
                  </mrow>
                </mtd>
                <mtd>
                  <mrow>
                    <msub>
                      <mi>p</mi>
                      <mrow>
                        <mrow>
                          <mi>y</mi>
                          <mo stretchy="false">/</mo>
                          <mi mathvariant="italic">map</mi>
                        </mrow>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bold {T} lsup {map} sub {robot} = left [ matrix { n sub {x/map}
 # t sub {x/map} # 0 # p sub {x/map} ## n sub {y/map} # t sub {y/map} # 0 # p sub {y/map} ## 0 # 0 # 1 # 0 ## 0 # 0 # 0 # 1 } right ]

</annotation>
  </semantics>
</math>
</file>

<file path=Object 21/content.xml><?xml version="1.0" encoding="utf-8"?>
<math xmlns="http://www.w3.org/1998/Math/MathML">
  <semantics>
    <mrow>
      <msub>
        <mi>n</mi>
        <mrow>
          <mrow>
            <mi>x</mi>
            <mo stretchy="false">/</mo>
            <mi mathvariant="italic">map</mi>
          </mrow>
        </mrow>
      </msub>
    </mrow>
    <annotation encoding="StarMath 5.0">n sub {x/map}</annotation>
  </semantics>
</math>
</file>

<file path=Object 22/content.xml><?xml version="1.0" encoding="utf-8"?>
<math xmlns="http://www.w3.org/1998/Math/MathML">
  <semantics>
    <mrow>
      <msub>
        <mi>n</mi>
        <mrow>
          <mrow>
            <mi>y</mi>
            <mo stretchy="false">/</mo>
            <mi mathvariant="italic">map</mi>
          </mrow>
        </mrow>
      </msub>
    </mrow>
    <annotation encoding="StarMath 5.0">n sub {y/map}</annotation>
  </semantics>
</math>
</file>

<file path=Object 23/content.xml><?xml version="1.0" encoding="utf-8"?>
<math xmlns="http://www.w3.org/1998/Math/MathML">
  <semantics>
    <mrow>
      <mrow>
        <mo stretchy="false">ψ</mo>
        <mo stretchy="false">=</mo>
        <mi mathvariant="italic">atan2</mi>
      </mrow>
      <mrow>
        <mo stretchy="false">(</mo>
        <mrow>
          <msub>
            <mi>n</mi>
            <mrow>
              <mrow>
                <mi>x</mi>
                <mo stretchy="false">/</mo>
                <mi mathvariant="italic">map</mi>
              </mrow>
            </mrow>
          </msub>
          <mi>,</mi>
          <msub>
            <mi>n</mi>
            <mrow>
              <mrow>
                <mi>y</mi>
                <mo stretchy="false">/</mo>
                <mi mathvariant="italic">map</mi>
              </mrow>
            </mrow>
          </msub>
        </mrow>
        <mo stretchy="false">)</mo>
      </mrow>
    </mrow>
    <annotation encoding="StarMath 5.0">%psi = atan2(n sub {x/map}, n sub {y/map})
</annotation>
  </semantics>
</math>
</file>

<file path=Object 24/content.xml><?xml version="1.0" encoding="utf-8"?>
<math xmlns="http://www.w3.org/1998/Math/MathML">
  <semantics>
    <mrow>
      <msub>
        <mi>t</mi>
        <mrow>
          <mrow>
            <mi>x</mi>
            <mo stretchy="false">/</mo>
            <mi mathvariant="italic">map</mi>
          </mrow>
        </mrow>
      </msub>
    </mrow>
    <annotation encoding="StarMath 5.0">t sub {x/map}</annotation>
  </semantics>
</math>
</file>

<file path=Object 25/content.xml><?xml version="1.0" encoding="utf-8"?>
<math xmlns="http://www.w3.org/1998/Math/MathML">
  <semantics>
    <mrow>
      <msub>
        <mi>t</mi>
        <mrow>
          <mrow>
            <mi>y</mi>
            <mo stretchy="false">/</mo>
            <mi mathvariant="italic">map</mi>
          </mrow>
        </mrow>
      </msub>
    </mrow>
    <annotation encoding="StarMath 5.0">t sub {y/map}</annotation>
  </semantics>
</math>
</file>

<file path=Object 26/content.xml><?xml version="1.0" encoding="utf-8"?>
<math xmlns="http://www.w3.org/1998/Math/MathML">
  <semantics>
    <mrow>
      <msub>
        <mi>n</mi>
        <mrow>
          <mrow>
            <mi>x</mi>
            <mo stretchy="false">/</mo>
            <mi mathvariant="italic">map</mi>
          </mrow>
        </mrow>
      </msub>
    </mrow>
    <annotation encoding="StarMath 5.0">n sub {x/map}</annotation>
  </semantics>
</math>
</file>

<file path=Object 27/content.xml><?xml version="1.0" encoding="utf-8"?>
<math xmlns="http://www.w3.org/1998/Math/MathML">
  <semantics>
    <mrow>
      <msub>
        <mi>n</mi>
        <mrow>
          <mrow>
            <mi>y</mi>
            <mo stretchy="false">/</mo>
            <mi mathvariant="italic">map</mi>
          </mrow>
        </mrow>
      </msub>
    </mrow>
    <annotation encoding="StarMath 5.0">n sub {y/map}</annotation>
  </semantics>
</math>
</file>

<file path=Object 28/content.xml><?xml version="1.0" encoding="utf-8"?>
<math xmlns="http://www.w3.org/1998/Math/MathML">
  <semantics>
    <mrow>
      <mstyle mathvariant="bold">
        <mrow>
          <mmultiscripts>
            <mrow>
              <mi>T</mi>
            </mrow>
            <mrow>
              <mi mathvariant="italic">robot</mi>
            </mrow>
            <none/>
            <mprescripts/>
            <none/>
            <mrow>
              <mi mathvariant="italic">map</mi>
            </mrow>
          </mmultiscripts>
        </mrow>
      </mstyle>
    </mrow>
    <annotation encoding="StarMath 5.0">bold {T} lsup {map} sub {robot}</annotation>
  </semantics>
</math>
</file>

<file path=Object 29/content.xml><?xml version="1.0" encoding="utf-8"?>
<math xmlns="http://www.w3.org/1998/Math/MathML">
  <semantics>
    <mrow>
      <mstyle mathvariant="bold">
        <mrow>
          <mmultiscripts>
            <mrow>
              <mi>T</mi>
            </mrow>
            <mrow>
              <mi mathvariant="italic">robot</mi>
            </mrow>
            <none/>
            <mprescripts/>
            <none/>
            <mrow>
              <mi mathvariant="italic">odom</mi>
            </mrow>
          </mmultiscripts>
        </mrow>
      </mstyle>
    </mrow>
    <annotation encoding="StarMath 5.0">bold {T} lsup {odom} sub {robot}</annotation>
  </semantics>
</math>
</file>

<file path=Object 3/content.xml><?xml version="1.0" encoding="utf-8"?>
<math xmlns="http://www.w3.org/1998/Math/MathML">
  <semantics>
    <mrow>
      <mrow>
        <mstyle mathvariant="bold">
          <mrow>
            <mi>T</mi>
          </mrow>
        </mstyle>
        <mo stretchy="false">=</mo>
        <mfenced open="[" close="]">
          <mrow>
            <mtable>
              <mtr>
                <mtd>
                  <mrow>
                    <msub>
                      <mi>n</mi>
                      <mi>x</mi>
                    </msub>
                  </mrow>
                </mtd>
                <mtd>
                  <mrow>
                    <msub>
                      <mi>t</mi>
                      <mi>x</mi>
                    </msub>
                  </mrow>
                </mtd>
                <mtd>
                  <mrow>
                    <msub>
                      <mi>b</mi>
                      <mi>x</mi>
                    </msub>
                  </mrow>
                </mtd>
                <mtd>
                  <mrow>
                    <msub>
                      <mi>p</mi>
                      <mi>x</mi>
                    </msub>
                  </mrow>
                </mtd>
              </mtr>
              <mtr>
                <mtd>
                  <mrow>
                    <msub>
                      <mi>n</mi>
                      <mi>y</mi>
                    </msub>
                  </mrow>
                </mtd>
                <mtd>
                  <mrow>
                    <msub>
                      <mi>t</mi>
                      <mi>y</mi>
                    </msub>
                  </mrow>
                </mtd>
                <mtd>
                  <mrow>
                    <msub>
                      <mi>b</mi>
                      <mi>y</mi>
                    </msub>
                  </mrow>
                </mtd>
                <mtd>
                  <mrow>
                    <msub>
                      <mi>p</mi>
                      <mi>y</mi>
                    </msub>
                  </mrow>
                </mtd>
              </mtr>
              <mtr>
                <mtd>
                  <mrow>
                    <msub>
                      <mi>n</mi>
                      <mi>z</mi>
                    </msub>
                  </mrow>
                </mtd>
                <mtd>
                  <mrow>
                    <msub>
                      <mi>t</mi>
                      <mi>z</mi>
                    </msub>
                  </mrow>
                </mtd>
                <mtd>
                  <mrow>
                    <msub>
                      <mi>b</mi>
                      <mi>z</mi>
                    </msub>
                  </mrow>
                </mtd>
                <mtd>
                  <mrow>
                    <msub>
                      <mi>p</mi>
                      <mi>z</mi>
                    </msub>
                  </mrow>
                </mtd>
              </mtr>
              <mtr>
                <mtd>
                  <mrow>
                    <mn>0</mn>
                  </mrow>
                </mtd>
                <mtd>
                  <mrow>
                    <mn>0</mn>
                  </mrow>
                </mtd>
                <mtd>
                  <mrow>
                    <mn>0</mn>
                  </mrow>
                </mtd>
                <mtd>
                  <mrow>
                    <mn>1</mn>
                  </mrow>
                </mtd>
              </mtr>
            </mtable>
          </mrow>
        </mfenced>
      </mrow>
    </mrow>
    <annotation encoding="StarMath 5.0">bold T = left [ matrix { n sub x # t sub x # b sub x # p sub x ## n sub y # t sub y # b sub y # p sub y ## n sub z # t sub z # b sub z # p sub z ## 0 # 0 # 0 # 1 } right ]

</annotation>
  </semantics>
</math>
</file>

<file path=Object 30/content.xml><?xml version="1.0" encoding="utf-8"?>
<math xmlns="http://www.w3.org/1998/Math/MathML">
  <semantics>
    <mrow>
      <mrow>
        <mstyle mathvariant="bold">
          <mrow>
            <mmultiscripts>
              <mrow>
                <mi>T</mi>
              </mrow>
              <mrow>
                <mi mathvariant="italic">robot</mi>
              </mrow>
              <none/>
              <mprescripts/>
              <none/>
              <mrow>
                <mi mathvariant="italic">odom</mi>
              </mrow>
            </mmultiscripts>
          </mrow>
        </mstyle>
        <mo stretchy="false">=</mo>
        <mfenced open="[" close="]">
          <mrow>
            <mtable>
              <mtr>
                <mtd>
                  <mrow>
                    <mn>1</mn>
                  </mrow>
                </mtd>
                <mtd>
                  <mrow>
                    <mn>0</mn>
                  </mrow>
                </mtd>
                <mtd>
                  <mrow>
                    <mn>0</mn>
                  </mrow>
                </mtd>
                <mtd>
                  <mrow>
                    <mn>0</mn>
                  </mrow>
                </mtd>
              </mtr>
              <mtr>
                <mtd>
                  <mrow>
                    <mn>0</mn>
                  </mrow>
                </mtd>
                <mtd>
                  <mrow>
                    <mn>1</mn>
                  </mrow>
                </mtd>
                <mtd>
                  <mrow>
                    <mn>0</mn>
                  </mrow>
                </mtd>
                <mtd>
                  <mrow>
                    <mn>0</mn>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bold {T} lsup {odom} sub {robot} = left [ matrix { 1
 #0 # 0 # 0 ## 0 # 1 # 0 # 0 ## 0 # 0 # 1 # 0 ## 0 # 0 # 0 # 1 } right ]</annotation>
  </semantics>
</math>
</file>

<file path=Object 31/content.xml><?xml version="1.0" encoding="utf-8"?>
<math xmlns="http://www.w3.org/1998/Math/MathML">
  <semantics>
    <mrow>
      <mrow>
        <mstyle mathvariant="bold">
          <mrow>
            <mmultiscripts>
              <mrow>
                <mi>T</mi>
              </mrow>
              <mrow>
                <mi mathvariant="italic">robot</mi>
              </mrow>
              <none/>
              <mprescripts/>
              <none/>
              <mrow>
                <mi mathvariant="italic">odom</mi>
              </mrow>
            </mmultiscripts>
          </mrow>
        </mstyle>
        <mo stretchy="false">=</mo>
        <mfenced open="[" close="]">
          <mrow>
            <mtable>
              <mtr>
                <mtd>
                  <mrow>
                    <msub>
                      <mi>n</mi>
                      <mrow>
                        <mrow>
                          <mi>x</mi>
                          <mo stretchy="false">/</mo>
                          <mi mathvariant="italic">odom</mi>
                        </mrow>
                      </mrow>
                    </msub>
                  </mrow>
                </mtd>
                <mtd>
                  <mrow>
                    <msub>
                      <mi>t</mi>
                      <mrow>
                        <mrow>
                          <mi>x</mi>
                          <mo stretchy="false">/</mo>
                          <mi mathvariant="italic">odom</mi>
                        </mrow>
                      </mrow>
                    </msub>
                  </mrow>
                </mtd>
                <mtd>
                  <mrow>
                    <mn>0</mn>
                  </mrow>
                </mtd>
                <mtd>
                  <mrow>
                    <msub>
                      <mi>p</mi>
                      <mrow>
                        <mrow>
                          <mi>x</mi>
                          <mo stretchy="false">/</mo>
                          <mi mathvariant="italic">odom</mi>
                        </mrow>
                      </mrow>
                    </msub>
                  </mrow>
                </mtd>
              </mtr>
              <mtr>
                <mtd>
                  <mrow>
                    <msub>
                      <mi>n</mi>
                      <mrow>
                        <mrow>
                          <mi>y</mi>
                          <mo stretchy="false">/</mo>
                          <mi mathvariant="italic">odom</mi>
                        </mrow>
                      </mrow>
                    </msub>
                  </mrow>
                </mtd>
                <mtd>
                  <mrow>
                    <msub>
                      <mi>t</mi>
                      <mrow>
                        <mrow>
                          <mi>y</mi>
                          <mo stretchy="false">/</mo>
                          <mi mathvariant="italic">odom</mi>
                        </mrow>
                      </mrow>
                    </msub>
                  </mrow>
                </mtd>
                <mtd>
                  <mrow>
                    <mn>0</mn>
                  </mrow>
                </mtd>
                <mtd>
                  <mrow>
                    <msub>
                      <mi>p</mi>
                      <mrow>
                        <mrow>
                          <mi>y</mi>
                          <mo stretchy="false">/</mo>
                          <mi mathvariant="italic">odom</mi>
                        </mrow>
                      </mrow>
                    </msub>
                  </mrow>
                </mtd>
              </mtr>
              <mtr>
                <mtd>
                  <mrow>
                    <mn>0</mn>
                  </mrow>
                </mtd>
                <mtd>
                  <mrow>
                    <mn>0</mn>
                  </mrow>
                </mtd>
                <mtd>
                  <mrow>
                    <mn>1</mn>
                  </mrow>
                </mtd>
                <mtd>
                  <mrow>
                    <mn>0</mn>
                  </mrow>
                </mtd>
              </mtr>
              <mtr>
                <mtd>
                  <mrow>
                    <mn>0</mn>
                  </mrow>
                </mtd>
                <mtd>
                  <mrow>
                    <mn>0</mn>
                  </mrow>
                </mtd>
                <mtd>
                  <mrow>
                    <mn>0</mn>
                  </mrow>
                </mtd>
                <mtd>
                  <mrow>
                    <mn>1</mn>
                  </mrow>
                </mtd>
              </mtr>
            </mtable>
          </mrow>
        </mfenced>
      </mrow>
    </mrow>
    <annotation encoding="StarMath 5.0">bold {T} lsup {odom} sub {robot} = left [ matrix { n sub {x/odom}
 # t sub {x/odom} # 0 # p sub {x/odom} ## n sub {y/odom} # t sub {y/odom} # 0 # p sub {y/odom} ## 0 # 0 # 1 # 0 ## 0 # 0 # 0 # 1 } right ]

</annotation>
  </semantics>
</math>
</file>

<file path=Object 32/content.xml><?xml version="1.0" encoding="utf-8"?>
<math xmlns="http://www.w3.org/1998/Math/MathML">
  <semantics>
    <mrow>
      <mstyle mathvariant="bold">
        <mrow>
          <mmultiscripts>
            <mi>T</mi>
            <mrow>
              <mi mathvariant="italic">odom</mi>
            </mrow>
            <none/>
            <mprescripts/>
            <none/>
            <mi mathvariant="italic">map</mi>
          </mmultiscripts>
        </mrow>
      </mstyle>
    </mrow>
    <annotation encoding="StarMath 5.0">bold T lsup map sub {odom}</annotation>
  </semantics>
</math>
</file>

<file path=Object 33/content.xml><?xml version="1.0" encoding="utf-8"?>
<math xmlns="http://www.w3.org/1998/Math/MathML">
  <semantics>
    <mrow>
      <mrow>
        <mstyle mathvariant="bold">
          <mrow>
            <mmultiscripts>
              <mi>T</mi>
              <mrow>
                <mi mathvariant="italic">robot</mi>
              </mrow>
              <none/>
              <mprescripts/>
              <none/>
              <mi mathvariant="italic">map</mi>
            </mmultiscripts>
          </mrow>
        </mstyle>
        <mo stretchy="false">=</mo>
        <mstyle mathvariant="bold">
          <mrow>
            <mmultiscripts>
              <mi>T</mi>
              <mrow>
                <mi mathvariant="italic">odom</mi>
              </mrow>
              <none/>
              <mprescripts/>
              <none/>
              <mi mathvariant="italic">map</mi>
            </mmultiscripts>
          </mrow>
        </mstyle>
      </mrow>
      <mstyle mathvariant="bold">
        <mrow>
          <mmultiscripts>
            <mi>T</mi>
            <mrow>
              <mi mathvariant="italic">robot</mi>
            </mrow>
            <none/>
            <mprescripts/>
            <none/>
            <mrow>
              <mi mathvariant="italic">odom</mi>
            </mrow>
          </mmultiscripts>
        </mrow>
      </mstyle>
    </mrow>
    <annotation encoding="StarMath 5.0">bold T lsup map sub {robot} = bold T lsup map sub {odom} bold T lsup {odom} sub {robot}</annotation>
  </semantics>
</math>
</file>

<file path=Object 34/content.xml><?xml version="1.0" encoding="utf-8"?>
<math xmlns="http://www.w3.org/1998/Math/MathML">
  <semantics>
    <mrow>
      <mstyle mathvariant="bold">
        <mrow>
          <mmultiscripts>
            <mi>T</mi>
            <mrow>
              <mi mathvariant="italic">odom</mi>
            </mrow>
            <none/>
            <mprescripts/>
            <none/>
            <mi mathvariant="italic">map</mi>
          </mmultiscripts>
        </mrow>
      </mstyle>
    </mrow>
    <annotation encoding="StarMath 5.0">bold T lsup map sub {odom}</annotation>
  </semantics>
</math>
</file>

<file path=Object 35/content.xml><?xml version="1.0" encoding="utf-8"?>
<math xmlns="http://www.w3.org/1998/Math/MathML">
  <semantics>
    <mrow>
      <mstyle mathvariant="bold">
        <mrow>
          <mmultiscripts>
            <mrow>
              <mi>T</mi>
            </mrow>
            <mrow>
              <mi mathvariant="italic">robot</mi>
            </mrow>
            <none/>
            <mprescripts/>
            <none/>
            <mrow>
              <mi mathvariant="italic">map</mi>
            </mrow>
          </mmultiscripts>
        </mrow>
      </mstyle>
    </mrow>
    <annotation encoding="StarMath 5.0">bold {T} lsup {map} sub {robot}</annotation>
  </semantics>
</math>
</file>

<file path=Object 36/content.xml><?xml version="1.0" encoding="utf-8"?>
<math xmlns="http://www.w3.org/1998/Math/MathML">
  <semantics>
    <mrow>
      <mstyle mathvariant="bold">
        <mrow>
          <mmultiscripts>
            <mrow>
              <mi>T</mi>
            </mrow>
            <mrow>
              <mi mathvariant="italic">robot</mi>
            </mrow>
            <none/>
            <mprescripts/>
            <none/>
            <mrow>
              <mi mathvariant="italic">odom</mi>
            </mrow>
          </mmultiscripts>
        </mrow>
      </mstyle>
    </mrow>
    <annotation encoding="StarMath 5.0">bold {T} lsup {odom} sub {robot}</annotation>
  </semantics>
</math>
</file>

<file path=Object 37/content.xml><?xml version="1.0" encoding="utf-8"?>
<math xmlns="http://www.w3.org/1998/Math/MathML">
  <semantics>
    <mrow>
      <mstyle mathvariant="bold">
        <mrow>
          <mmultiscripts>
            <mrow>
              <mi>T</mi>
            </mrow>
            <mrow>
              <mi mathvariant="italic">robot</mi>
            </mrow>
            <none/>
            <mprescripts/>
            <none/>
            <mrow>
              <mi mathvariant="italic">odom</mi>
            </mrow>
          </mmultiscripts>
        </mrow>
      </mstyle>
    </mrow>
    <annotation encoding="StarMath 5.0">bold {T} lsup {odom} sub {robot}</annotation>
  </semantics>
</math>
</file>

<file path=Object 38/content.xml><?xml version="1.0" encoding="utf-8"?>
<math xmlns="http://www.w3.org/1998/Math/MathML">
  <semantics>
    <mrow>
      <mstyle mathvariant="bold">
        <mrow>
          <mmultiscripts>
            <mrow>
              <mi>T</mi>
            </mrow>
            <mrow>
              <mi mathvariant="italic">robot</mi>
            </mrow>
            <none/>
            <mprescripts/>
            <none/>
            <mrow>
              <mi mathvariant="italic">odom</mi>
            </mrow>
          </mmultiscripts>
        </mrow>
      </mstyle>
    </mrow>
    <annotation encoding="StarMath 5.0">bold {T} lsup {odom} sub {robot}</annotation>
  </semantics>
</math>
</file>

<file path=Object 39/content.xml><?xml version="1.0" encoding="utf-8"?>
<math xmlns="http://www.w3.org/1998/Math/MathML">
  <semantics>
    <mrow>
      <mstyle mathvariant="bold">
        <mrow>
          <mmultiscripts>
            <mi>T</mi>
            <mrow>
              <mi mathvariant="italic">odom</mi>
            </mrow>
            <none/>
            <mprescripts/>
            <none/>
            <mi mathvariant="italic">map</mi>
          </mmultiscripts>
        </mrow>
      </mstyle>
    </mrow>
    <annotation encoding="StarMath 5.0">bold T lsup map sub {odom}</annotation>
  </semantics>
</math>
</file>

<file path=Object 4/content.xml><?xml version="1.0" encoding="utf-8"?>
<math xmlns="http://www.w3.org/1998/Math/MathML">
  <semantics>
    <mrow>
      <msub>
        <mi>p</mi>
        <mi>x</mi>
      </msub>
    </mrow>
    <annotation encoding="StarMath 5.0">p sub x
</annotation>
  </semantics>
</math>
</file>

<file path=Object 40/content.xml><?xml version="1.0" encoding="utf-8"?>
<math xmlns="http://www.w3.org/1998/Math/MathML">
  <semantics>
    <mrow>
      <mstyle mathvariant="bold">
        <mrow>
          <mmultiscripts>
            <mrow>
              <mi>T</mi>
            </mrow>
            <mrow>
              <mi mathvariant="italic">robot</mi>
            </mrow>
            <none/>
            <mprescripts/>
            <none/>
            <mrow>
              <mi mathvariant="italic">map</mi>
            </mrow>
          </mmultiscripts>
        </mrow>
      </mstyle>
    </mrow>
    <annotation encoding="StarMath 5.0">bold {T} lsup {map} sub {robot}</annotation>
  </semantics>
</math>
</file>

<file path=Object 41/content.xml><?xml version="1.0" encoding="utf-8"?>
<math xmlns="http://www.w3.org/1998/Math/MathML">
  <semantics>
    <mrow>
      <mstyle mathvariant="bold">
        <mrow>
          <mmultiscripts>
            <mi>T</mi>
            <mrow>
              <mi mathvariant="italic">odom</mi>
            </mrow>
            <none/>
            <mprescripts/>
            <none/>
            <mi mathvariant="italic">map</mi>
          </mmultiscripts>
        </mrow>
      </mstyle>
    </mrow>
    <annotation encoding="StarMath 5.0">bold T lsup map sub {odom}</annotation>
  </semantics>
</math>
</file>

<file path=Object 42/content.xml><?xml version="1.0" encoding="utf-8"?>
<math xmlns="http://www.w3.org/1998/Math/MathML">
  <semantics>
    <mrow>
      <mrow>
        <mstyle mathvariant="bold">
          <mrow>
            <mmultiscripts>
              <mi>T</mi>
              <mrow>
                <mi mathvariant="italic">odom</mi>
              </mrow>
              <none/>
              <mprescripts/>
              <none/>
              <mi mathvariant="italic">map</mi>
            </mmultiscripts>
          </mrow>
        </mstyle>
        <mo stretchy="false">=</mo>
        <mstyle mathvariant="bold">
          <mrow>
            <mmultiscripts>
              <mi>T</mi>
              <mrow>
                <mi mathvariant="italic">robot</mi>
              </mrow>
              <none/>
              <mprescripts/>
              <none/>
              <mi mathvariant="italic">map</mi>
            </mmultiscripts>
          </mrow>
        </mstyle>
      </mrow>
      <mstyle mathvariant="bold">
        <mrow>
          <mmultiscripts>
            <mi>T</mi>
            <mrow>
              <mi mathvariant="italic">robot</mi>
            </mrow>
            <mrow>
              <mrow>
                <mo stretchy="false">−</mo>
                <mn>1</mn>
              </mrow>
            </mrow>
            <mprescripts/>
            <none/>
            <mrow>
              <mi mathvariant="italic">odom</mi>
            </mrow>
          </mmultiscripts>
        </mrow>
      </mstyle>
    </mrow>
    <annotation encoding="StarMath 5.0">bold T lsup map sub {odom} = bold T lsup map sub {robot} bold T sup {-1} lsup {odom} sub {robot}</annotation>
  </semantics>
</math>
</file>

<file path=Object 43/content.xml><?xml version="1.0" encoding="utf-8"?>
<math xmlns="http://www.w3.org/1998/Math/MathML">
  <semantics>
    <mrow>
      <mrow>
        <mstyle mathvariant="bold">
          <mrow>
            <mmultiscripts>
              <mi>T</mi>
              <mrow>
                <mi mathvariant="italic">robot</mi>
              </mrow>
              <mrow>
                <mrow>
                  <mo stretchy="false">−</mo>
                  <mn>1</mn>
                </mrow>
              </mrow>
              <mprescripts/>
              <none/>
              <mrow>
                <mi mathvariant="italic">odom</mi>
              </mrow>
            </mmultiscripts>
          </mrow>
        </mstyle>
        <mo stretchy="false">=</mo>
        <mstyle mathvariant="bold">
          <mrow>
            <mmultiscripts>
              <mi>T</mi>
              <mrow>
                <mi mathvariant="italic">odom</mi>
              </mrow>
              <none/>
              <mprescripts/>
              <none/>
              <mrow>
                <mi mathvariant="italic">robot</mi>
              </mrow>
            </mmultiscripts>
          </mrow>
        </mstyle>
      </mrow>
    </mrow>
    <annotation encoding="StarMath 5.0"> bold T sup {-1} lsup {odom} sub {robot} = bold T lsup {robot} sub {odom}</annotation>
  </semantics>
</math>
</file>

<file path=Object 44/content.xml><?xml version="1.0" encoding="utf-8"?>
<math xmlns="http://www.w3.org/1998/Math/MathML">
  <semantics>
    <mrow>
      <mstyle mathvariant="bold">
        <mrow>
          <mmultiscripts>
            <mrow>
              <mi>T</mi>
            </mrow>
            <mrow>
              <mi mathvariant="italic">robot</mi>
            </mrow>
            <none/>
            <mprescripts/>
            <none/>
            <mrow>
              <mi mathvariant="italic">odom</mi>
            </mrow>
          </mmultiscripts>
        </mrow>
      </mstyle>
    </mrow>
    <annotation encoding="StarMath 5.0">bold {T} lsup {odom} sub {robot}</annotation>
  </semantics>
</math>
</file>

<file path=Object 45/content.xml><?xml version="1.0" encoding="utf-8"?>
<math xmlns="http://www.w3.org/1998/Math/MathML">
  <semantics>
    <mrow>
      <mstyle mathvariant="bold">
        <mrow>
          <mmultiscripts>
            <mrow>
              <mi>T</mi>
            </mrow>
            <mrow>
              <mi mathvariant="italic">robot</mi>
            </mrow>
            <none/>
            <mprescripts/>
            <none/>
            <mrow>
              <mi mathvariant="italic">map</mi>
            </mrow>
          </mmultiscripts>
        </mrow>
      </mstyle>
    </mrow>
    <annotation encoding="StarMath 5.0">bold {T} lsup {map} sub {robot}</annotation>
  </semantics>
</math>
</file>

<file path=Object 46/content.xml><?xml version="1.0" encoding="utf-8"?>
<math xmlns="http://www.w3.org/1998/Math/MathML">
  <semantics>
    <mrow>
      <mstyle mathvariant="bold">
        <mrow>
          <mmultiscripts>
            <mi>T</mi>
            <mrow>
              <mi mathvariant="italic">odom</mi>
            </mrow>
            <none/>
            <mprescripts/>
            <none/>
            <mi mathvariant="italic">map</mi>
          </mmultiscripts>
        </mrow>
      </mstyle>
    </mrow>
    <annotation encoding="StarMath 5.0">bold T lsup map sub {odom}</annotation>
  </semantics>
</math>
</file>

<file path=Object 47/content.xml><?xml version="1.0" encoding="utf-8"?>
<math xmlns="http://www.w3.org/1998/Math/MathML">
  <semantics>
    <mrow>
      <mstyle mathvariant="bold">
        <mrow>
          <mmultiscripts>
            <mi>T</mi>
            <mrow>
              <mi>A</mi>
            </mrow>
            <none/>
            <mprescripts/>
            <none/>
            <mi mathvariant="italic">map</mi>
          </mmultiscripts>
        </mrow>
      </mstyle>
    </mrow>
    <annotation encoding="StarMath 5.0">bold T lsup map sub {A}</annotation>
  </semantics>
</math>
</file>

<file path=Object 48/content.xml><?xml version="1.0" encoding="utf-8"?>
<math xmlns="http://www.w3.org/1998/Math/MathML">
  <semantics>
    <mrow>
      <mstyle mathvariant="bold">
        <mrow>
          <mmultiscripts>
            <mi>T</mi>
            <mrow>
              <mi>B</mi>
            </mrow>
            <none/>
            <mprescripts/>
            <none/>
            <mi mathvariant="italic">map</mi>
          </mmultiscripts>
        </mrow>
      </mstyle>
    </mrow>
    <annotation encoding="StarMath 5.0">bold T lsup map sub {B}</annotation>
  </semantics>
</math>
</file>

<file path=Object 49/content.xml><?xml version="1.0" encoding="utf-8"?>
<math xmlns="http://www.w3.org/1998/Math/MathML">
  <semantics>
    <mrow>
      <mstyle mathvariant="bold">
        <mrow>
          <mmultiscripts>
            <mi>T</mi>
            <mrow>
              <mi mathvariant="italic">odom</mi>
            </mrow>
            <none/>
            <mprescripts/>
            <none/>
            <mi mathvariant="italic">map</mi>
          </mmultiscripts>
        </mrow>
      </mstyle>
    </mrow>
    <annotation encoding="StarMath 5.0">bold T lsup map sub {odom}</annotation>
  </semantics>
</math>
</file>

<file path=Object 5/content.xml><?xml version="1.0" encoding="utf-8"?>
<math xmlns="http://www.w3.org/1998/Math/MathML">
  <semantics>
    <mrow>
      <msub>
        <mi>p</mi>
        <mi>y</mi>
      </msub>
    </mrow>
    <annotation encoding="StarMath 5.0">p sub y
</annotation>
  </semantics>
</math>
</file>

<file path=Object 50/content.xml><?xml version="1.0" encoding="utf-8"?>
<math xmlns="http://www.w3.org/1998/Math/MathML">
  <semantics>
    <mrow>
      <mrow>
        <mstyle mathvariant="bold">
          <mrow>
            <mmultiscripts>
              <mi>T</mi>
              <mrow>
                <mi>A</mi>
              </mrow>
              <none/>
              <mprescripts/>
              <none/>
              <mrow>
                <mi mathvariant="italic">odom</mi>
              </mrow>
            </mmultiscripts>
          </mrow>
        </mstyle>
        <mo stretchy="false">=</mo>
        <mstyle mathvariant="bold">
          <mrow>
            <mmultiscripts>
              <mi>T</mi>
              <mrow>
                <mi mathvariant="italic">map</mi>
              </mrow>
              <none/>
              <mprescripts/>
              <none/>
              <mrow>
                <mi mathvariant="italic">odom</mi>
              </mrow>
            </mmultiscripts>
          </mrow>
        </mstyle>
      </mrow>
      <mstyle mathvariant="bold">
        <mrow>
          <mmultiscripts>
            <mi>T</mi>
            <mrow>
              <mi>A</mi>
            </mrow>
            <none/>
            <mprescripts/>
            <none/>
            <mi mathvariant="italic">map</mi>
          </mmultiscripts>
        </mrow>
      </mstyle>
    </mrow>
    <annotation encoding="StarMath 5.0">bold T lsup {odom} sub {A} = bold T lsup {odom} sub {map} bold T lsup map sub {A}</annotation>
  </semantics>
</math>
</file>

<file path=Object 51/content.xml><?xml version="1.0" encoding="utf-8"?>
<math xmlns="http://www.w3.org/1998/Math/MathML">
  <semantics>
    <mrow>
      <mrow>
        <mstyle mathvariant="bold">
          <mrow>
            <mmultiscripts>
              <mi>T</mi>
              <mrow>
                <mi>B</mi>
              </mrow>
              <none/>
              <mprescripts/>
              <none/>
              <mrow>
                <mi mathvariant="italic">odom</mi>
              </mrow>
            </mmultiscripts>
          </mrow>
        </mstyle>
        <mo stretchy="false">=</mo>
        <mstyle mathvariant="bold">
          <mrow>
            <mmultiscripts>
              <mi>T</mi>
              <mrow>
                <mi mathvariant="italic">map</mi>
              </mrow>
              <none/>
              <mprescripts/>
              <none/>
              <mrow>
                <mi mathvariant="italic">odom</mi>
              </mrow>
            </mmultiscripts>
          </mrow>
        </mstyle>
      </mrow>
      <mstyle mathvariant="bold">
        <mrow>
          <mmultiscripts>
            <mi>T</mi>
            <mrow>
              <mi>B</mi>
            </mrow>
            <none/>
            <mprescripts/>
            <none/>
            <mi mathvariant="italic">map</mi>
          </mmultiscripts>
        </mrow>
      </mstyle>
    </mrow>
    <annotation encoding="StarMath 5.0">bold T lsup {odom} sub {B} = bold T lsup {odom} sub {map} bold T lsup map sub {B}</annotation>
  </semantics>
</math>
</file>

<file path=Object 52/content.xml><?xml version="1.0" encoding="utf-8"?>
<math xmlns="http://www.w3.org/1998/Math/MathML">
  <semantics>
    <mrow>
      <mstyle mathvariant="bold">
        <mrow>
          <mmultiscripts>
            <mi>T</mi>
            <mrow>
              <mi mathvariant="italic">des</mi>
            </mrow>
            <none/>
            <mprescripts/>
            <none/>
            <mrow>
              <mi mathvariant="italic">odom</mi>
            </mrow>
          </mmultiscripts>
        </mrow>
      </mstyle>
    </mrow>
    <annotation encoding="StarMath 5.0">bold T lsup {odom} sub {des}</annotation>
  </semantics>
</math>
</file>

<file path=Object 53/content.xml><?xml version="1.0" encoding="utf-8"?>
<math xmlns="http://www.w3.org/1998/Math/MathML">
  <semantics>
    <mrow>
      <mstyle mathvariant="bold">
        <mrow>
          <mmultiscripts>
            <mi>T</mi>
            <mrow>
              <mi>A</mi>
            </mrow>
            <none/>
            <mprescripts/>
            <none/>
            <mrow>
              <mi mathvariant="italic">odom</mi>
            </mrow>
          </mmultiscripts>
        </mrow>
      </mstyle>
    </mrow>
    <annotation encoding="StarMath 5.0">bold T lsup {odom} sub {A}</annotation>
  </semantics>
</math>
</file>

<file path=Object 54/content.xml><?xml version="1.0" encoding="utf-8"?>
<math xmlns="http://www.w3.org/1998/Math/MathML">
  <semantics>
    <mrow>
      <mstyle mathvariant="bold">
        <mrow>
          <mmultiscripts>
            <mi>T</mi>
            <mrow>
              <mi>B</mi>
            </mrow>
            <none/>
            <mprescripts/>
            <none/>
            <mrow>
              <mi mathvariant="italic">odom</mi>
            </mrow>
          </mmultiscripts>
        </mrow>
      </mstyle>
    </mrow>
    <annotation encoding="StarMath 5.0">bold T lsup {odom} sub {B}</annotation>
  </semantics>
</math>
</file>

<file path=Object 55/content.xml><?xml version="1.0" encoding="utf-8"?>
<math xmlns="http://www.w3.org/1998/Math/MathML">
  <semantics>
    <mrow>
      <mstyle mathvariant="bold">
        <mrow>
          <mmultiscripts>
            <mi>T</mi>
            <mrow>
              <mi mathvariant="italic">odom</mi>
            </mrow>
            <none/>
            <mprescripts/>
            <none/>
            <mi mathvariant="italic">map</mi>
          </mmultiscripts>
        </mrow>
      </mstyle>
    </mrow>
    <annotation encoding="StarMath 5.0">bold T lsup map sub {odom}</annotation>
  </semantics>
</math>
</file>

<file path=Object 56/content.xml><?xml version="1.0" encoding="utf-8"?>
<math xmlns="http://www.w3.org/1998/Math/MathML">
  <semantics>
    <mrow>
      <mstyle mathvariant="bold">
        <mrow>
          <mmultiscripts>
            <mrow>
              <mi>T</mi>
            </mrow>
            <mrow>
              <mi mathvariant="italic">robot</mi>
            </mrow>
            <none/>
            <mprescripts/>
            <none/>
            <mrow>
              <mi mathvariant="italic">map</mi>
            </mrow>
          </mmultiscripts>
        </mrow>
      </mstyle>
    </mrow>
    <annotation encoding="StarMath 5.0">bold {T} lsup {map} sub {robot}</annotation>
  </semantics>
</math>
</file>

<file path=Object 57/content.xml><?xml version="1.0" encoding="utf-8"?>
<math xmlns="http://www.w3.org/1998/Math/MathML">
  <semantics>
    <mrow>
      <mstyle mathvariant="bold">
        <mrow>
          <mmultiscripts>
            <mrow>
              <mi>T</mi>
            </mrow>
            <mrow>
              <mi mathvariant="italic">robot</mi>
            </mrow>
            <none/>
            <mprescripts/>
            <none/>
            <mrow>
              <mi mathvariant="italic">odom</mi>
            </mrow>
          </mmultiscripts>
        </mrow>
      </mstyle>
    </mrow>
    <annotation encoding="StarMath 5.0">bold {T} lsup {odom} sub {robot}</annotation>
  </semantics>
</math>
</file>

<file path=Object 6/content.xml><?xml version="1.0" encoding="utf-8"?>
<math xmlns="http://www.w3.org/1998/Math/MathML">
  <semantics>
    <mrow>
      <msub>
        <mi>p</mi>
        <mi>z</mi>
      </msub>
    </mrow>
    <annotation encoding="StarMath 5.0">p sub z
</annotation>
  </semantics>
</math>
</file>

<file path=Object 7/content.xml><?xml version="1.0" encoding="utf-8"?>
<math xmlns="http://www.w3.org/1998/Math/MathML">
  <semantics>
    <mrow>
      <mrow>
        <mrow>
          <mstyle mathvariant="bold">
            <mrow>
              <mmultiscripts>
                <mi>T</mi>
                <mrow>
                  <mi>B</mi>
                </mrow>
                <none/>
                <mprescripts/>
                <none/>
                <mi>A</mi>
              </mmultiscripts>
            </mrow>
          </mstyle>
          <mo stretchy="false">=</mo>
          <mstyle mathvariant="bold">
            <mrow>
              <msub>
                <mi>T</mi>
                <mrow>
                  <mrow>
                    <mi>B</mi>
                    <mo stretchy="false">/</mo>
                    <mi>A</mi>
                  </mrow>
                </mrow>
              </msub>
            </mrow>
          </mstyle>
        </mrow>
        <mo stretchy="false">=</mo>
        <mfenced open="[" close="]">
          <mrow>
            <mtable>
              <mtr>
                <mtd>
                  <mrow>
                    <msub>
                      <mi>n</mi>
                      <mrow>
                        <mrow>
                          <mi>x</mi>
                          <mo stretchy="false">/</mo>
                          <mi>A</mi>
                        </mrow>
                      </mrow>
                    </msub>
                  </mrow>
                </mtd>
                <mtd>
                  <mrow>
                    <msub>
                      <mi>t</mi>
                      <mrow>
                        <mrow>
                          <mi>x</mi>
                          <mo stretchy="false">/</mo>
                          <mi>A</mi>
                        </mrow>
                      </mrow>
                    </msub>
                  </mrow>
                </mtd>
                <mtd>
                  <mrow>
                    <msub>
                      <mi>b</mi>
                      <mrow>
                        <mrow>
                          <mi>x</mi>
                          <mo stretchy="false">/</mo>
                          <mi>A</mi>
                        </mrow>
                      </mrow>
                    </msub>
                  </mrow>
                </mtd>
                <mtd>
                  <mrow>
                    <msub>
                      <mi>p</mi>
                      <mrow>
                        <mrow>
                          <mi>x</mi>
                          <mo stretchy="false">/</mo>
                          <mi>A</mi>
                        </mrow>
                      </mrow>
                    </msub>
                  </mrow>
                </mtd>
              </mtr>
              <mtr>
                <mtd>
                  <mrow>
                    <msub>
                      <mi>n</mi>
                      <mrow>
                        <mrow>
                          <mi>y</mi>
                          <mo stretchy="false">/</mo>
                          <mi>A</mi>
                        </mrow>
                      </mrow>
                    </msub>
                  </mrow>
                </mtd>
                <mtd>
                  <mrow>
                    <msub>
                      <mi>t</mi>
                      <mrow>
                        <mrow>
                          <mi>y</mi>
                          <mo stretchy="false">/</mo>
                          <mi>A</mi>
                        </mrow>
                      </mrow>
                    </msub>
                  </mrow>
                </mtd>
                <mtd>
                  <mrow>
                    <msub>
                      <mi>b</mi>
                      <mrow>
                        <mrow>
                          <mi>y</mi>
                          <mo stretchy="false">/</mo>
                          <mi>A</mi>
                        </mrow>
                      </mrow>
                    </msub>
                  </mrow>
                </mtd>
                <mtd>
                  <mrow>
                    <msub>
                      <mi>p</mi>
                      <mrow>
                        <mrow>
                          <mi>y</mi>
                          <mo stretchy="false">/</mo>
                          <mi>A</mi>
                        </mrow>
                      </mrow>
                    </msub>
                  </mrow>
                </mtd>
              </mtr>
              <mtr>
                <mtd>
                  <mrow>
                    <msub>
                      <mi>n</mi>
                      <mrow>
                        <mrow>
                          <mi>z</mi>
                          <mo stretchy="false">/</mo>
                          <mi>A</mi>
                        </mrow>
                      </mrow>
                    </msub>
                  </mrow>
                </mtd>
                <mtd>
                  <mrow>
                    <msub>
                      <mi>t</mi>
                      <mrow>
                        <mrow>
                          <mi>z</mi>
                          <mo stretchy="false">/</mo>
                          <mi>A</mi>
                        </mrow>
                      </mrow>
                    </msub>
                  </mrow>
                </mtd>
                <mtd>
                  <mrow>
                    <msub>
                      <mi>b</mi>
                      <mrow>
                        <mrow>
                          <mi>z</mi>
                          <mo stretchy="false">/</mo>
                          <mi>A</mi>
                        </mrow>
                      </mrow>
                    </msub>
                  </mrow>
                </mtd>
                <mtd>
                  <mrow>
                    <msub>
                      <mi>p</mi>
                      <mrow>
                        <mrow>
                          <mi>z</mi>
                          <mo stretchy="false">/</mo>
                          <mi>A</mi>
                        </mrow>
                      </mrow>
                    </msub>
                  </mrow>
                </mtd>
              </mtr>
              <mtr>
                <mtd>
                  <mrow>
                    <mn>0</mn>
                  </mrow>
                </mtd>
                <mtd>
                  <mrow>
                    <mn>0</mn>
                  </mrow>
                </mtd>
                <mtd>
                  <mrow>
                    <mn>0</mn>
                  </mrow>
                </mtd>
                <mtd>
                  <mrow>
                    <mn>1</mn>
                  </mrow>
                </mtd>
              </mtr>
            </mtable>
          </mrow>
        </mfenced>
      </mrow>
    </mrow>
    <annotation encoding="StarMath 5.0">bold T lsup A sub {B} = bold T sub {B/A} = left [ matrix { n sub {x/A}
 # t sub {x/A} # b sub {x/A} # p sub {x/A} ## n sub {y/A} # t sub {y/A} # b sub {y/A} # p sub {y/A} ## n sub {z/A} # t sub {z/A} # b sub {z/A} # p sub {z/A} ## 0 # 0 # 0 # 1 } right ]

</annotation>
  </semantics>
</math>
</file>

<file path=Object 8/content.xml><?xml version="1.0" encoding="utf-8"?>
<math xmlns="http://www.w3.org/1998/Math/MathML">
  <semantics>
    <mrow>
      <msub>
        <mi>p</mi>
        <mrow>
          <mrow>
            <mi>x</mi>
            <mo stretchy="false">/</mo>
            <mi>A</mi>
          </mrow>
        </mrow>
      </msub>
    </mrow>
    <annotation encoding="StarMath 5.0">p sub {x/A}</annotation>
  </semantics>
</math>
</file>

<file path=Object 9/content.xml><?xml version="1.0" encoding="utf-8"?>
<math xmlns="http://www.w3.org/1998/Math/MathML">
  <semantics>
    <mrow>
      <msub>
        <mi>p</mi>
        <mrow>
          <mrow>
            <mi>y</mi>
            <mo stretchy="false">/</mo>
            <mi>A</mi>
          </mrow>
        </mrow>
      </msub>
    </mrow>
    <annotation encoding="StarMath 5.0">p sub {y/A}</annotation>
  </semantics>
</math>
</file>